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5.8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6.082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waysCooperate1v10" table:style-name="ta1">
        <table:shapes>
          <draw:frame draw:z-index="0" draw:style-name="gr1" draw:text-style-name="P1" svg:width="16.009cm" svg:height="8.999cm" svg:x="17.696cm" svg:y="1.58cm">
            <draw:object draw:notify-on-update-of-ranges="alwaysCooperate1v10.A1:alwaysCooperate1v10.A1 alwaysCooperate1v10.A2:alwaysCooperate1v10.A51 alwaysCooperate1v10.C1:alwaysCooperate1v10.C1 alwaysCooperate1v10.C2:alwaysCooperate1v10.C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alwaysCooperate1v10.B1:alwaysCooperate1v10.B1 alwaysCooperate1v10.B2:alwaysCooperate1v10.B51 alwaysCooperate1v10.D1:alwaysCooperate1v10.D1 alwaysCooperate1v10.D2:alwaysCooperate1v10.D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4" calcext:value-type="float">
            <text:p>4.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allThree1v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verage Fitness (Memory Length: 10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1)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.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7.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alwaysDefect1v10" table:style-name="ta1">
        <table:shapes>
          <draw:frame draw:z-index="0" draw:style-name="gr1" draw:text-style-name="P1" svg:width="16.009cm" svg:height="8.999cm" svg:x="17.696cm" svg:y="1.58cm">
            <draw:object draw:notify-on-update-of-ranges="alwaysDefect1v10.A1:alwaysDefect1v10.A1 alwaysDefect1v10.A2:alwaysDefect1v10.A51 alwaysDefect1v10.C1:alwaysDefect1v10.C1 alwaysDefect1v10.C2:alwaysDefect1v10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alwaysDefect1v10.B1:alwaysDefect1v10.B1 alwaysDefect1v10.B2:alwaysDefect1v10.B51 alwaysDefect1v10.D1:alwaysDefect1v10.D1 alwaysDefect1v10.D2:alwaysDefect1v10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</table:table>
      <table:table table:name="titForTat1v10" table:style-name="ta1">
        <table:shapes>
          <draw:frame draw:z-index="0" draw:style-name="gr1" draw:text-style-name="P1" svg:width="16.009cm" svg:height="8.999cm" svg:x="17.696cm" svg:y="1.58cm">
            <draw:object draw:notify-on-update-of-ranges="titForTat1v10.A1:titForTat1v10.A1 titForTat1v10.A2:titForTat1v10.A51 titForTat1v10.C1:titForTat1v10.C1 titForTat1v10.C2:titForTat1v10.C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titForTat1v10.B1:titForTat1v10.B1 titForTat1v10.B2:titForTat1v10.B51 titForTat1v10.D1:titForTat1v10.D1 titForTat1v10.D2:titForTat1v10.D5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titForTat1v10_2" table:style-name="ta1">
        <table:shapes>
          <draw:frame draw:z-index="0" draw:style-name="gr1" draw:text-style-name="P1" svg:width="16.009cm" svg:height="8.999cm" svg:x="17.696cm" svg:y="1.58cm">
            <draw:object draw:notify-on-update-of-ranges="titForTat1v10_2.A1:titForTat1v10_2.A1 titForTat1v10_2.A2:titForTat1v10_2.A51 titForTat1v10_2.C1:titForTat1v10_2.C1 titForTat1v10_2.C2:titForTat1v10_2.C5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titForTat1v10_2.B1:titForTat1v10_2.B1 titForTat1v10_2.B2:titForTat1v10_2.B51 titForTat1v10_2.D1:titForTat1v10_2.D1 titForTat1v10_2.D2:titForTat1v10_2.D5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.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7.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time_results" table:style-name="ta1">
        <table:shapes>
          <draw:frame draw:z-index="0" draw:style-name="gr1" draw:text-style-name="P1" svg:width="15.992cm" svg:height="9.004cm" svg:x="7.377cm" svg:y="1.727cm">
            <draw:object draw:notify-on-update-of-ranges="time_results.B1:time_results.B1 time_results.B2:time_results.B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Time Taken 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86478237" calcext:value-type="float">
            <text:p>0.0864782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98905169" calcext:value-type="float">
            <text:p>0.0989051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43419947" calcext:value-type="float">
            <text:p>0.1434199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26753036" calcext:value-type="float">
            <text:p>0.2267530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7179262" calcext:value-type="float">
            <text:p>0.4271792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79349614" calcext:value-type="float">
            <text:p>0.8793496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048594432" calcext:value-type="float">
            <text:p>2.0485944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455200003" calcext:value-type="float">
            <text:p>4.4552000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639019567" calcext:value-type="float">
            <text:p>9.639019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.659066858" calcext:value-type="float">
            <text:p>20.659066858</text:p>
          </table:table-cell>
        </table:table-row>
      </table:table>
      <table:table table:name="combined_big_diversity" table:style-name="ta1">
        <table:shapes>
          <draw:frame draw:z-index="0" draw:style-name="gr1" draw:text-style-name="P1" svg:width="19.261cm" svg:height="11.128cm" svg:x="17.79cm" svg:y="0.806cm">
            <draw:object draw:notify-on-update-of-ranges="combined_big_diversity.A1:combined_big_diversity.A1 combined_big_diversity.A2:combined_big_diversity.A51 combined_big_diversity.B1:combined_big_diversity.B1 combined_big_diversity.B2:combined_big_diversity.B51 combined_big_diversity.C1:combined_big_diversity.C1 combined_big_diversity.C2:combined_big_diversity.C51 combined_big_diversity.D1:combined_big_diversity.D1 combined_big_diversity.D2:combined_big_diversity.D51 combined_big_diversity.E1:combined_big_diversity.E1 combined_big_diversity.E2:combined_big_diversity.E51 combined_big_diversity.F1:combined_big_diversity.F1 combined_big_diversity.F2:combined_big_diversity.F51 combined_big_diversity.G1:combined_big_diversity.G1 combined_big_diversity.G2:combined_big_diversity.G51 combined_big_diversity.H1:combined_big_diversity.H1 combined_big_diversity.H2:combined_big_diversity.H51 combined_big_diversity.I1:combined_big_diversity.I1 combined_big_diversity.I2:combined_big_diversity.I51 combined_big_diversity.J1:combined_big_diversity.J1 combined_big_diversity.J2:combined_big_diversity.J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Memory 1</text:p>
          </table:table-cell>
          <table:table-cell office:value-type="string" calcext:value-type="string">
            <text:p>Memory 2</text:p>
          </table:table-cell>
          <table:table-cell office:value-type="string" calcext:value-type="string">
            <text:p>Memory 3</text:p>
          </table:table-cell>
          <table:table-cell office:value-type="string" calcext:value-type="string">
            <text:p>Memory 4</text:p>
          </table:table-cell>
          <table:table-cell office:value-type="string" calcext:value-type="string">
            <text:p>Memory 5</text:p>
          </table:table-cell>
          <table:table-cell office:value-type="string" calcext:value-type="string">
            <text:p>Memory 6</text:p>
          </table:table-cell>
          <table:table-cell office:value-type="string" calcext:value-type="string">
            <text:p>Memory 7</text:p>
          </table:table-cell>
          <table:table-cell office:value-type="string" calcext:value-type="string">
            <text:p>Memory 8</text:p>
          </table:table-cell>
          <table:table-cell office:value-type="string" calcext:value-type="string">
            <text:p>Memory 9</text:p>
          </table:table-cell>
          <table:table-cell office:value-type="string" calcext:value-type="string">
            <text:p>Memory 1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1" calcext:value-type="float">
            <text:p>0.8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</table:table>
      <table:table table:name="1000diversitycrossover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  <text:p>(Crossover: 0.1)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3)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77" calcext:value-type="float">
            <text:p>6.77</text:p>
          </table:table-cell>
          <table:table-cell office:value-type="float" office:value="0.99" calcext:value-type="float">
            <text:p>0.99</text:p>
          </table:table-cell>
          <table:table-cell office:value-type="float" office:value="6.75" calcext:value-type="float">
            <text:p>6.75</text:p>
          </table:table-cell>
          <table:table-cell office:value-type="float" office:value="0.99" calcext:value-type="float">
            <text:p>0.99</text:p>
          </table:table-cell>
          <table:table-cell office:value-type="float" office:value="6.75" calcext:value-type="float">
            <text:p>6.75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8" calcext:value-type="float">
            <text:p>0.98</text:p>
          </table:table-cell>
          <table:table-cell office:value-type="float" office:value="6.77" calcext:value-type="float">
            <text:p>6.77</text:p>
          </table:table-cell>
          <table:table-cell office:value-type="float" office:value="0.98" calcext:value-type="float">
            <text:p>0.98</text:p>
          </table:table-cell>
          <table:table-cell office:value-type="float" office:value="6.74" calcext:value-type="float">
            <text:p>6.74</text:p>
          </table:table-cell>
          <table:table-cell office:value-type="float" office:value="0.98" calcext:value-type="float">
            <text:p>0.98</text:p>
          </table:table-cell>
          <table:table-cell office:value-type="float" office:value="6.76" calcext:value-type="float">
            <text:p>6.76</text:p>
          </table:table-cell>
          <table:table-cell office:value-type="float" office:value="0.99" calcext:value-type="float">
            <text:p>0.99</text:p>
          </table:table-cell>
          <table:table-cell office:value-type="float" office:value="6.74" calcext:value-type="float">
            <text:p>6.74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91" calcext:value-type="float">
            <text:p>0.91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3" calcext:value-type="float">
            <text:p>7.23</text:p>
          </table:table-cell>
          <table:table-cell office:value-type="float" office:value="0.89" calcext:value-type="float">
            <text:p>0.89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89" calcext:value-type="float">
            <text:p>0.89</text:p>
          </table:table-cell>
          <table:table-cell office:value-type="float" office:value="7.23" calcext:value-type="float">
            <text:p>7.23</text:p>
          </table:table-cell>
          <table:table-cell office:value-type="float" office:value="0.91" calcext:value-type="float">
            <text:p>0.91</text:p>
          </table:table-cell>
          <table:table-cell office:value-type="float" office:value="7.24" calcext:value-type="float">
            <text:p>7.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4" calcext:value-type="float">
            <text:p>7.24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4" calcext:value-type="float">
            <text:p>7.24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4" calcext:value-type="float">
            <text:p>7.24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4" calcext:value-type="float">
            <text:p>7.24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</table:table>
      <table:table table:name="1000diversityelite" table:style-name="ta1">
        <table:shapes>
          <draw:frame draw:z-index="0" draw:style-name="gr1" draw:text-style-name="P1" svg:width="21.387cm" svg:height="14.263cm" svg:x="71.33cm" svg:y="9.444cm">
            <draw:object draw:notify-on-update-of-ranges="1000diversityelite.A1:1000diversityelite.A1 1000diversityelite.A2:1000diversityelite.A51 1000diversityelite.C1:1000diversityelite.C1 1000diversityelite.C2:1000diversityelite.C51 1000diversityelite.E1:1000diversityelite.E1 1000diversityelite.E2:1000diversityelite.E51 1000diversityelite.G1:1000diversityelite.G1 1000diversityelite.G2:1000diversityelite.G51 1000diversityelite.I1:1000diversityelite.I1 1000diversityelite.I2:1000diversityelite.I51 1000diversityelite.K1:1000diversityelite.K1 1000diversityelite.K2:1000diversityelite.K51 1000diversityelite.M1:1000diversityelite.M1 1000diversityelite.M2:1000diversityelite.M51 1000diversityelite.O1:1000diversityelite.O1 1000diversityelite.O2:1000diversityelite.O51 1000diversityelite.Q1:1000diversityelite.Q1 1000diversityelite.Q2:1000diversityelite.Q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21.736cm" svg:height="14.01cm" svg:x="92.88cm" svg:y="9.626cm">
            <draw:object draw:notify-on-update-of-ranges="1000diversityelite.B1:1000diversityelite.B1 1000diversityelite.B2:1000diversityelite.B51 1000diversityelite.D1:1000diversityelite.D1 1000diversityelite.D2:1000diversityelite.D51 1000diversityelite.F1:1000diversityelite.F1 1000diversityelite.F2:1000diversityelite.F51 1000diversityelite.H1:1000diversityelite.H1 1000diversityelite.H2:1000diversityelite.H51 1000diversityelite.J1:1000diversityelite.J1 1000diversityelite.J2:1000diversityelite.J51 1000diversityelite.L1:1000diversityelite.L1 1000diversityelite.L2:1000diversityelite.L51 1000diversityelite.N1:1000diversityelite.N1 1000diversityelite.N2:1000diversityelite.N51 1000diversityelite.P1:1000diversityelite.P1 1000diversityelite.P2:1000diversityelite.P51 1000diversityelite.R1:1000diversityelite.R1 1000diversityelite.R2:1000diversityelite.R5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Average Fitness</text:p>
            <text:p>(Elitism: 0.1)</text:p>
          </table:table-cell>
          <table:table-cell office:value-type="string" calcext:value-type="string">
            <text:p>Diversity</text:p>
            <text:p>(Elitism: 0.1)</text:p>
          </table:table-cell>
          <table:table-cell office:value-type="string" calcext:value-type="string">
            <text:p>Average Fitness</text:p>
            <text:p>(Elitism: 0.2)</text:p>
          </table:table-cell>
          <table:table-cell office:value-type="string" calcext:value-type="string">
            <text:p>Diversity</text:p>
            <text:p>(Elitism: 0.2)</text:p>
          </table:table-cell>
          <table:table-cell office:value-type="string" calcext:value-type="string">
            <text:p>Average Fitness </text:p>
            <text:p>(Elitism: 0.3)</text:p>
          </table:table-cell>
          <table:table-cell office:value-type="string" calcext:value-type="string">
            <text:p>Diversity </text:p>
            <text:p>(Elitism: 0.3)</text:p>
          </table:table-cell>
          <table:table-cell office:value-type="string" calcext:value-type="string">
            <text:p>Average Fitness</text:p>
            <text:p> (Elitism: 0.4)</text:p>
          </table:table-cell>
          <table:table-cell office:value-type="string" calcext:value-type="string">
            <text:p>Diversity </text:p>
            <text:p>(Elitism: 0.4)</text:p>
          </table:table-cell>
          <table:table-cell office:value-type="string" calcext:value-type="string">
            <text:p>Average Fitness</text:p>
            <text:p> (Elitism: 0.5)</text:p>
          </table:table-cell>
          <table:table-cell office:value-type="string" calcext:value-type="string">
            <text:p>Diversity </text:p>
            <text:p>(Elitism: 0.5)</text:p>
          </table:table-cell>
          <table:table-cell office:value-type="string" calcext:value-type="string">
            <text:p>Average Fitness </text:p>
            <text:p>(Elitism: 0.6)</text:p>
          </table:table-cell>
          <table:table-cell office:value-type="string" calcext:value-type="string">
            <text:p>Diversity </text:p>
            <text:p>(Elitism: 0.6)</text:p>
          </table:table-cell>
          <table:table-cell office:value-type="string" calcext:value-type="string">
            <text:p>Average Fitness</text:p>
            <text:p>(Elitism: 0.7)</text:p>
          </table:table-cell>
          <table:table-cell office:value-type="string" calcext:value-type="string">
            <text:p>Diversity </text:p>
            <text:p>(Elitism: 0.7)</text:p>
          </table:table-cell>
          <table:table-cell office:value-type="string" calcext:value-type="string">
            <text:p>Average Fitness </text:p>
            <text:p>(Elitism: 0.8)</text:p>
          </table:table-cell>
          <table:table-cell office:value-type="string" calcext:value-type="string">
            <text:p>Diversity </text:p>
            <text:p>(Elitism: 0.8)</text:p>
          </table:table-cell>
          <table:table-cell office:value-type="string" calcext:value-type="string">
            <text:p>Average Fitness</text:p>
            <text:p>(Elitism: 0.9)</text:p>
          </table:table-cell>
          <table:table-cell office:value-type="string" calcext:value-type="string">
            <text:p>Diversity </text:p>
            <text:p>(Elitism: 0.9)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0.99" calcext:value-type="float">
            <text:p>0.99</text:p>
          </table:table-cell>
          <table:table-cell office:value-type="float" office:value="6.76" calcext:value-type="float">
            <text:p>6.76</text:p>
          </table:table-cell>
          <table:table-cell office:value-type="float" office:value="0.98" calcext:value-type="float">
            <text:p>0.98</text:p>
          </table:table-cell>
          <table:table-cell office:value-type="float" office:value="6.75" calcext:value-type="float">
            <text:p>6.75</text:p>
          </table:table-cell>
          <table:table-cell office:value-type="float" office:value="0.99" calcext:value-type="float">
            <text:p>0.99</text:p>
          </table:table-cell>
          <table:table-cell office:value-type="float" office:value="6.77" calcext:value-type="float">
            <text:p>6.77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9" calcext:value-type="float">
            <text:p>0.99</text:p>
          </table:table-cell>
          <table:table-cell office:value-type="float" office:value="6.75" calcext:value-type="float">
            <text:p>6.75</text:p>
          </table:table-cell>
          <table:table-cell office:value-type="float" office:value="0.99" calcext:value-type="float">
            <text:p>0.99</text:p>
          </table:table-cell>
          <table:table-cell office:value-type="float" office:value="6.76" calcext:value-type="float">
            <text:p>6.76</text:p>
          </table:table-cell>
          <table:table-cell office:value-type="float" office:value="0.99" calcext:value-type="float">
            <text:p>0.99</text:p>
          </table:table-cell>
          <table:table-cell office:value-type="float" office:value="6.77" calcext:value-type="float">
            <text:p>6.77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office:value-type="float" office:value="6.83" calcext:value-type="float">
            <text:p>6.83</text:p>
          </table:table-cell>
          <table:table-cell office:value-type="float" office:value="0.99" calcext:value-type="float">
            <text:p>0.99</text:p>
          </table:table-cell>
          <table:table-cell office:value-type="float" office:value="6.93" calcext:value-type="float">
            <text:p>6.93</text:p>
          </table:table-cell>
          <table:table-cell office:value-type="float" office:value="0.98" calcext:value-type="float">
            <text:p>0.98</text:p>
          </table:table-cell>
          <table:table-cell office:value-type="float" office:value="7.02" calcext:value-type="float">
            <text:p>7.02</text:p>
          </table:table-cell>
          <table:table-cell office:value-type="float" office:value="0.96" calcext:value-type="float">
            <text:p>0.96</text:p>
          </table:table-cell>
          <table:table-cell office:value-type="float" office:value="7.09" calcext:value-type="float">
            <text:p>7.09</text:p>
          </table:table-cell>
          <table:table-cell office:value-type="float" office:value="0.97" calcext:value-type="float">
            <text:p>0.97</text:p>
          </table:table-cell>
          <table:table-cell office:value-type="float" office:value="7.14" calcext:value-type="float">
            <text:p>7.14</text:p>
          </table:table-cell>
          <table:table-cell office:value-type="float" office:value="0.95" calcext:value-type="float">
            <text:p>0.95</text:p>
          </table:table-cell>
          <table:table-cell office:value-type="float" office:value="7.17" calcext:value-type="float">
            <text:p>7.17</text:p>
          </table:table-cell>
          <table:table-cell office:value-type="float" office:value="0.95" calcext:value-type="float">
            <text:p>0.95</text:p>
          </table:table-cell>
          <table:table-cell office:value-type="float" office:value="7.21" calcext:value-type="float">
            <text:p>7.21</text:p>
          </table:table-cell>
          <table:table-cell office:value-type="float" office:value="0.93" calcext:value-type="float">
            <text:p>0.93</text:p>
          </table:table-cell>
          <table:table-cell office:value-type="float" office:value="7.25" calcext:value-type="float">
            <text:p>7.25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6.91" calcext:value-type="float">
            <text:p>6.91</text:p>
          </table:table-cell>
          <table:table-cell office:value-type="float" office:value="0.98" calcext:value-type="float">
            <text:p>0.98</text:p>
          </table:table-cell>
          <table:table-cell office:value-type="float" office:value="7.07" calcext:value-type="float">
            <text:p>7.07</text:p>
          </table:table-cell>
          <table:table-cell office:value-type="float" office:value="0.97" calcext:value-type="float">
            <text:p>0.97</text:p>
          </table:table-cell>
          <table:table-cell office:value-type="float" office:value="7.12" calcext:value-type="float">
            <text:p>7.12</text:p>
          </table:table-cell>
          <table:table-cell office:value-type="float" office:value="0.95" calcext:value-type="float">
            <text:p>0.95</text:p>
          </table:table-cell>
          <table:table-cell office:value-type="float" office:value="7.18" calcext:value-type="float">
            <text:p>7.18</text:p>
          </table:table-cell>
          <table:table-cell office:value-type="float" office:value="0.94" calcext:value-type="float">
            <text:p>0.94</text:p>
          </table:table-cell>
          <table:table-cell office:value-type="float" office:value="7.23" calcext:value-type="float">
            <text:p>7.23</text:p>
          </table:table-cell>
          <table:table-cell office:value-type="float" office:value="0.91" calcext:value-type="float">
            <text:p>0.91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8" calcext:value-type="float">
            <text:p>0.98</text:p>
          </table:table-cell>
          <table:table-cell office:value-type="float" office:value="7.12" calcext:value-type="float">
            <text:p>7.12</text:p>
          </table:table-cell>
          <table:table-cell office:value-type="float" office:value="0.96" calcext:value-type="float">
            <text:p>0.96</text:p>
          </table:table-cell>
          <table:table-cell office:value-type="float" office:value="7.16" calcext:value-type="float">
            <text:p>7.16</text:p>
          </table:table-cell>
          <table:table-cell office:value-type="float" office:value="0.95" calcext:value-type="float">
            <text:p>0.95</text:p>
          </table:table-cell>
          <table:table-cell office:value-type="float" office:value="7.23" calcext:value-type="float">
            <text:p>7.23</text:p>
          </table:table-cell>
          <table:table-cell office:value-type="float" office:value="0.91" calcext:value-type="float">
            <text:p>0.9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04" calcext:value-type="float">
            <text:p>7.04</text:p>
          </table:table-cell>
          <table:table-cell office:value-type="float" office:value="0.97" calcext:value-type="float">
            <text:p>0.97</text:p>
          </table:table-cell>
          <table:table-cell office:value-type="float" office:value="7.14" calcext:value-type="float">
            <text:p>7.14</text:p>
          </table:table-cell>
          <table:table-cell office:value-type="float" office:value="0.95" calcext:value-type="float">
            <text:p>0.95</text:p>
          </table:table-cell>
          <table:table-cell office:value-type="float" office:value="7.21" calcext:value-type="float">
            <text:p>7.21</text:p>
          </table:table-cell>
          <table:table-cell office:value-type="float" office:value="0.93" calcext:value-type="float">
            <text:p>0.93</text:p>
          </table:table-cell>
          <table:table-cell office:value-type="float" office:value="7.24" calcext:value-type="float">
            <text:p>7.24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09" calcext:value-type="float">
            <text:p>7.09</text:p>
          </table:table-cell>
          <table:table-cell office:value-type="float" office:value="0.96" calcext:value-type="float">
            <text:p>0.96</text:p>
          </table:table-cell>
          <table:table-cell office:value-type="float" office:value="7.17" calcext:value-type="float">
            <text:p>7.17</text:p>
          </table:table-cell>
          <table:table-cell office:value-type="float" office:value="0.94" calcext:value-type="float">
            <text:p>0.94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11" calcext:value-type="float">
            <text:p>7.11</text:p>
          </table:table-cell>
          <table:table-cell office:value-type="float" office:value="0.97" calcext:value-type="float">
            <text:p>0.97</text:p>
          </table:table-cell>
          <table:table-cell office:value-type="float" office:value="7.2" calcext:value-type="float">
            <text:p>7.2</text:p>
          </table:table-cell>
          <table:table-cell office:value-type="float" office:value="0.94" calcext:value-type="float">
            <text:p>0.9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13" calcext:value-type="float">
            <text:p>7.13</text:p>
          </table:table-cell>
          <table:table-cell office:value-type="float" office:value="0.95" calcext:value-type="float">
            <text:p>0.95</text:p>
          </table:table-cell>
          <table:table-cell office:value-type="float" office:value="7.24" calcext:value-type="float">
            <text:p>7.24</text:p>
          </table:table-cell>
          <table:table-cell office:value-type="float" office:value="0.91" calcext:value-type="float">
            <text:p>0.91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14" calcext:value-type="float">
            <text:p>7.14</text:p>
          </table:table-cell>
          <table:table-cell office:value-type="float" office:value="0.95" calcext:value-type="float">
            <text:p>0.95</text:p>
          </table:table-cell>
          <table:table-cell office:value-type="float" office:value="7.24" calcext:value-type="float">
            <text:p>7.24</text:p>
          </table:table-cell>
          <table:table-cell office:value-type="float" office:value="0.91" calcext:value-type="float">
            <text:p>0.9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4" calcext:value-type="float">
            <text:p>7.24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15" calcext:value-type="float">
            <text:p>7.15</text:p>
          </table:table-cell>
          <table:table-cell office:value-type="float" office:value="0.96" calcext:value-type="float">
            <text:p>0.96</text:p>
          </table:table-cell>
          <table:table-cell office:value-type="float" office:value="7.24" calcext:value-type="float">
            <text:p>7.24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16" calcext:value-type="float">
            <text:p>7.16</text:p>
          </table:table-cell>
          <table:table-cell office:value-type="float" office:value="0.95" calcext:value-type="float">
            <text:p>0.95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18" calcext:value-type="float">
            <text:p>7.18</text:p>
          </table:table-cell>
          <table:table-cell office:value-type="float" office:value="0.96" calcext:value-type="float">
            <text:p>0.96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0.95" calcext:value-type="float">
            <text:p>0.9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7.21" calcext:value-type="float">
            <text:p>7.21</text:p>
          </table:table-cell>
          <table:table-cell office:value-type="float" office:value="0.94" calcext:value-type="float">
            <text:p>0.94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0.92" calcext:value-type="float">
            <text:p>0.92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2" calcext:value-type="float">
            <text:p>0.92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2" calcext:value-type="float">
            <text:p>0.92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2" calcext:value-type="float">
            <text:p>0.92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2" calcext:value-type="float">
            <text:p>0.92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91" calcext:value-type="float">
            <text:p>0.91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9" calcext:value-type="float">
            <text:p>0.9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9" calcext:value-type="float">
            <text:p>0.89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9" calcext:value-type="float">
            <text:p>0.9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9" calcext:value-type="float">
            <text:p>0.89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6" calcext:value-type="float">
            <text:p>7.26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4" calcext:value-type="float">
            <text:p>7.24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8" calcext:value-type="float">
            <text:p>0.88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6" calcext:value-type="float">
            <text:p>7.26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4" calcext:value-type="float">
            <text:p>7.24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8" calcext:value-type="float">
            <text:p>0.88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7" calcext:value-type="float">
            <text:p>0.87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</table:table>
      <table:table table:name="1000diversityelite_2" table:style-name="ta1">
        <table:shapes>
          <draw:frame draw:z-index="0" draw:style-name="gr1" draw:text-style-name="P1" svg:width="21.387cm" svg:height="14.263cm" svg:x="71.163cm" svg:y="9.444cm">
            <draw:object draw:notify-on-update-of-ranges="1000diversityelite_2.A1:1000diversityelite_2.A1 1000diversityelite_2.A2:1000diversityelite_2.A51 1000diversityelite_2.C1:1000diversityelite_2.C1 1000diversityelite_2.C2:1000diversityelite_2.C51 1000diversityelite_2.E1:1000diversityelite_2.E1 1000diversityelite_2.E2:1000diversityelite_2.E51 1000diversityelite_2.G1:1000diversityelite_2.G1 1000diversityelite_2.G2:1000diversityelite_2.G51 1000diversityelite_2.I1:1000diversityelite_2.I1 1000diversityelite_2.I2:1000diversityelite_2.I51 1000diversityelite_2.K1:1000diversityelite_2.K1 1000diversityelite_2.K2:1000diversityelite_2.K51 1000diversityelite_2.M1:1000diversityelite_2.M1 1000diversityelite_2.M2:1000diversityelite_2.M51 1000diversityelite_2.O1:1000diversityelite_2.O1 1000diversityelite_2.O2:1000diversityelite_2.O51 1000diversityelite_2.Q1:1000diversityelite_2.Q1 1000diversityelite_2.Q2:1000diversityelite_2.Q5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21.736cm" svg:height="14.01cm" svg:x="92.712cm" svg:y="9.667cm">
            <draw:object draw:notify-on-update-of-ranges="1000diversityelite_2.B1:1000diversityelite_2.B1 1000diversityelite_2.B2:1000diversityelite_2.B51 1000diversityelite_2.D1:1000diversityelite_2.D1 1000diversityelite_2.D2:1000diversityelite_2.D51 1000diversityelite_2.F1:1000diversityelite_2.F1 1000diversityelite_2.F2:1000diversityelite_2.F51 1000diversityelite_2.H1:1000diversityelite_2.H1 1000diversityelite_2.H2:1000diversityelite_2.H51 1000diversityelite_2.J1:1000diversityelite_2.J1 1000diversityelite_2.J2:1000diversityelite_2.J51 1000diversityelite_2.L1:1000diversityelite_2.L1 1000diversityelite_2.L2:1000diversityelite_2.L51 1000diversityelite_2.N1:1000diversityelite_2.N1 1000diversityelite_2.N2:1000diversityelite_2.N51 1000diversityelite_2.P1:1000diversityelite_2.P1 1000diversityelite_2.P2:1000diversityelite_2.P51 1000diversityelite_2.R1:1000diversityelite_2.R1 1000diversityelite_2.R2:1000diversityelite_2.R5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Average Fitness</text:p>
            <text:p>(Crossover: 0.1)</text:p>
          </table:table-cell>
          <table:table-cell office:value-type="string" calcext:value-type="string">
            <text:p>Diversity</text:p>
            <text:p>(Crossover: 0.1)</text:p>
          </table:table-cell>
          <table:table-cell office:value-type="string" calcext:value-type="string">
            <text:p>Average Fitness</text:p>
            <text:p>(Crossover: 0.2)</text:p>
          </table:table-cell>
          <table:table-cell office:value-type="string" calcext:value-type="string">
            <text:p>Diversity</text:p>
            <text:p>(Crossover: 0.2)</text:p>
          </table:table-cell>
          <table:table-cell office:value-type="string" calcext:value-type="string">
            <text:p>Average Fitness </text:p>
            <text:p>(Crossover: 0.3)</text:p>
          </table:table-cell>
          <table:table-cell office:value-type="string" calcext:value-type="string">
            <text:p>Diversity </text:p>
            <text:p>(Crossover: 0.3)</text:p>
          </table:table-cell>
          <table:table-cell office:value-type="string" calcext:value-type="string">
            <text:p>Average Fitness</text:p>
            <text:p> (Crossover: 0.4)</text:p>
          </table:table-cell>
          <table:table-cell office:value-type="string" calcext:value-type="string">
            <text:p>Diversity </text:p>
            <text:p>(Crossover: 0.4)</text:p>
          </table:table-cell>
          <table:table-cell office:value-type="string" calcext:value-type="string">
            <text:p>Average Fitness</text:p>
            <text:p> (Crossover: 0.5)</text:p>
          </table:table-cell>
          <table:table-cell office:value-type="string" calcext:value-type="string">
            <text:p>Diversity </text:p>
            <text:p>(Crossover: 0.5)</text:p>
          </table:table-cell>
          <table:table-cell office:value-type="string" calcext:value-type="string">
            <text:p>Average Fitness </text:p>
            <text:p>(Crossover: 0.6)</text:p>
          </table:table-cell>
          <table:table-cell office:value-type="string" calcext:value-type="string">
            <text:p>Diversity </text:p>
            <text:p>(Crossover: 0.6)</text:p>
          </table:table-cell>
          <table:table-cell office:value-type="string" calcext:value-type="string">
            <text:p>Average Fitness</text:p>
            <text:p>(Crossover: 0.7)</text:p>
          </table:table-cell>
          <table:table-cell office:value-type="string" calcext:value-type="string">
            <text:p>Diversity </text:p>
            <text:p>(Crossover: 0.7)</text:p>
          </table:table-cell>
          <table:table-cell office:value-type="string" calcext:value-type="string">
            <text:p>Average Fitness </text:p>
            <text:p>(Crossover: 0.8)</text:p>
          </table:table-cell>
          <table:table-cell office:value-type="string" calcext:value-type="string">
            <text:p>Diversity </text:p>
            <text:p>(Crossover: 0.8)</text:p>
          </table:table-cell>
          <table:table-cell office:value-type="string" calcext:value-type="string">
            <text:p>Average Fitness</text:p>
            <text:p>(Crossover: 0.9)</text:p>
          </table:table-cell>
          <table:table-cell office:value-type="string" calcext:value-type="string">
            <text:p>Diversity </text:p>
            <text:p>(Crossover: 0.9)</text:p>
          </table:table-cell>
        </table:table-row>
        <table:table-row table:style-name="ro2">
          <table:table-cell office:value-type="float" office:value="6.77" calcext:value-type="float">
            <text:p>6.77</text:p>
          </table:table-cell>
          <table:table-cell office:value-type="float" office:value="0.99" calcext:value-type="float">
            <text:p>0.99</text:p>
          </table:table-cell>
          <table:table-cell office:value-type="float" office:value="6.75" calcext:value-type="float">
            <text:p>6.75</text:p>
          </table:table-cell>
          <table:table-cell office:value-type="float" office:value="0.99" calcext:value-type="float">
            <text:p>0.99</text:p>
          </table:table-cell>
          <table:table-cell office:value-type="float" office:value="6.75" calcext:value-type="float">
            <text:p>6.75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8" calcext:value-type="float">
            <text:p>0.98</text:p>
          </table:table-cell>
          <table:table-cell office:value-type="float" office:value="6.77" calcext:value-type="float">
            <text:p>6.77</text:p>
          </table:table-cell>
          <table:table-cell office:value-type="float" office:value="0.98" calcext:value-type="float">
            <text:p>0.98</text:p>
          </table:table-cell>
          <table:table-cell office:value-type="float" office:value="6.74" calcext:value-type="float">
            <text:p>6.74</text:p>
          </table:table-cell>
          <table:table-cell office:value-type="float" office:value="0.98" calcext:value-type="float">
            <text:p>0.98</text:p>
          </table:table-cell>
          <table:table-cell office:value-type="float" office:value="6.76" calcext:value-type="float">
            <text:p>6.76</text:p>
          </table:table-cell>
          <table:table-cell office:value-type="float" office:value="0.99" calcext:value-type="float">
            <text:p>0.99</text:p>
          </table:table-cell>
          <table:table-cell office:value-type="float" office:value="6.74" calcext:value-type="float">
            <text:p>6.74</text:p>
          </table:table-cell>
          <table:table-cell office:value-type="float" office:value="0.98" calcext:value-type="float">
            <text:p>0.98</text:p>
          </table:table-cell>
          <table:table-cell office:value-type="float" office:value="6.78" calcext:value-type="float">
            <text:p>6.78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91" calcext:value-type="float">
            <text:p>0.91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3" calcext:value-type="float">
            <text:p>7.23</text:p>
          </table:table-cell>
          <table:table-cell office:value-type="float" office:value="0.89" calcext:value-type="float">
            <text:p>0.89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9" calcext:value-type="float">
            <text:p>0.9</text:p>
          </table:table-cell>
          <table:table-cell office:value-type="float" office:value="7.24" calcext:value-type="float">
            <text:p>7.24</text:p>
          </table:table-cell>
          <table:table-cell office:value-type="float" office:value="0.89" calcext:value-type="float">
            <text:p>0.89</text:p>
          </table:table-cell>
          <table:table-cell office:value-type="float" office:value="7.23" calcext:value-type="float">
            <text:p>7.23</text:p>
          </table:table-cell>
          <table:table-cell office:value-type="float" office:value="0.91" calcext:value-type="float">
            <text:p>0.91</text:p>
          </table:table-cell>
          <table:table-cell office:value-type="float" office:value="7.24" calcext:value-type="float">
            <text:p>7.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4" calcext:value-type="float">
            <text:p>7.24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4" calcext:value-type="float">
            <text:p>7.24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4" calcext:value-type="float">
            <text:p>7.24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4" calcext:value-type="float">
            <text:p>7.24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6" calcext:value-type="float">
            <text:p>0.86</text:p>
          </table:table-cell>
          <table:table-cell office:value-type="float" office:value="7.26" calcext:value-type="float">
            <text:p>7.26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5" calcext:value-type="float">
            <text:p>0.85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1" calcext:value-type="float">
            <text:p>0.81</text:p>
          </table:table-cell>
          <table:table-cell office:value-type="float" office:value="7.25" calcext:value-type="float">
            <text:p>7.25</text:p>
          </table:table-cell>
          <table:table-cell office:value-type="float" office:value="0.84" calcext:value-type="float">
            <text:p>0.84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5" calcext:value-type="float">
            <text:p>7.25</text:p>
          </table:table-cell>
          <table:table-cell office:value-type="float" office:value="0.82" calcext:value-type="float">
            <text:p>0.82</text:p>
          </table:table-cell>
          <table:table-cell office:value-type="float" office:value="7.26" calcext:value-type="float">
            <text:p>7.26</text:p>
          </table:table-cell>
          <table:table-cell office:value-type="float" office:value="0.82" calcext:value-type="float">
            <text:p>0.82</text:p>
          </table:table-cell>
          <table:table-cell office:value-type="float" office:value="7.25" calcext:value-type="float">
            <text:p>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6" calcext:value-type="float">
            <text:p>7.26</text:p>
          </table:table-cell>
          <table:table-cell office:value-type="float" office:value="0.8" calcext:value-type="float">
            <text:p>0.8</text:p>
          </table:table-cell>
          <table:table-cell office:value-type="float" office:value="7.26" calcext:value-type="float">
            <text:p>7.26</text:p>
          </table:table-cell>
          <table:table-cell office:value-type="float" office:value="0.83" calcext:value-type="float">
            <text:p>0.83</text:p>
          </table:table-cell>
        </table:table-row>
      </table:table>
      <table:table table:name="combined_diversity" table:style-name="ta1">
        <table:shapes>
          <draw:frame draw:z-index="0" draw:style-name="gr1" draw:text-style-name="P1" svg:width="21.972cm" svg:height="12.359cm" svg:x="18.761cm" svg:y="1.084cm">
            <draw:object draw:notify-on-update-of-ranges="combined_diversity.A1:combined_diversity.A1 combined_diversity.A2:combined_diversity.A51 combined_diversity.B1:combined_diversity.B1 combined_diversity.B2:combined_diversity.B51 combined_diversity.C1:combined_diversity.C1 combined_diversity.C2:combined_diversity.C51 combined_diversity.D1:combined_diversity.D1 combined_diversity.D2:combined_diversity.D51 combined_diversity.E1:combined_diversity.E1 combined_diversity.E2:combined_diversity.E51 combined_diversity.F1:combined_diversity.F1 combined_diversity.F2:combined_diversity.F51 combined_diversity.G1:combined_diversity.G1 combined_diversity.G2:combined_diversity.G51 combined_diversity.H1:combined_diversity.H1 combined_diversity.H2:combined_diversity.H51 combined_diversity.I1:combined_diversity.I1 combined_diversity.I2:combined_diversity.I51 combined_diversity.J1:combined_diversity.J1 combined_diversity.J2:combined_diversity.J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Memory 1</text:p>
          </table:table-cell>
          <table:table-cell office:value-type="string" calcext:value-type="string">
            <text:p>Memory 2</text:p>
          </table:table-cell>
          <table:table-cell office:value-type="string" calcext:value-type="string">
            <text:p>Memory 3</text:p>
          </table:table-cell>
          <table:table-cell office:value-type="string" calcext:value-type="string">
            <text:p>Memory 4</text:p>
          </table:table-cell>
          <table:table-cell office:value-type="string" calcext:value-type="string">
            <text:p>Memory 5</text:p>
          </table:table-cell>
          <table:table-cell office:value-type="string" calcext:value-type="string">
            <text:p>Memory 6</text:p>
          </table:table-cell>
          <table:table-cell office:value-type="string" calcext:value-type="string">
            <text:p>Memory 7</text:p>
          </table:table-cell>
          <table:table-cell office:value-type="string" calcext:value-type="string">
            <text:p>Memory 8</text:p>
          </table:table-cell>
          <table:table-cell office:value-type="string" calcext:value-type="string">
            <text:p>Memory 9</text:p>
          </table:table-cell>
          <table:table-cell office:value-type="string" calcext:value-type="string">
            <text:p>Memory 10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81" calcext:value-type="float">
            <text:p>0.8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67" calcext:value-type="float">
            <text:p>0.67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77" calcext:value-type="float">
            <text:p>0.7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78" calcext:value-type="float">
            <text:p>0.7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alwaysCooperate2" table:style-name="ta1">
        <table:shapes>
          <draw:frame draw:z-index="0" draw:style-name="gr1" draw:text-style-name="P1" svg:width="16.002cm" svg:height="9.004cm" svg:x="12.62cm" svg:y="0.877cm">
            <draw:object draw:notify-on-update-of-ranges="alwaysCooperate2.A1:alwaysCooperate2.A1 alwaysCooperate2.A2:alwaysCooperate2.A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alwaysCooperate2.B1:alwaysCooperate2.B1 alwaysCooperate2.B2:alwaysCooperate2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.94" calcext:value-type="float">
            <text:p>4.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3" calcext:value-type="float">
            <text:p>0.23</text:p>
          </table:table-cell>
        </table:table-row>
      </table:table>
      <table:table table:name="alwaysDefect2" table:style-name="ta1">
        <table:shapes>
          <draw:frame draw:z-index="0" draw:style-name="gr1" draw:text-style-name="P1" svg:width="16.002cm" svg:height="9.004cm" svg:x="12.62cm" svg:y="0.877cm">
            <draw:object draw:notify-on-update-of-ranges="alwaysDefect2.A1:alwaysDefect2.A1 alwaysDefect2.A2:alwaysDefect2.A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alwaysDefect2.B1:alwaysDefect2.B1 alwaysDefect2.B2:alwaysDefect2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allThree2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verage Fitness (Memory Length: 2)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</table:table>
      <table:table table:name="titForTat2" table:style-name="ta1">
        <table:shapes>
          <draw:frame draw:z-index="0" draw:style-name="gr1" draw:text-style-name="P1" svg:width="16.002cm" svg:height="9.004cm" svg:x="12.62cm" svg:y="0.877cm">
            <draw:object draw:notify-on-update-of-ranges="titForTat2.A1:titForTat2.A1 titForTat2.A2:titForTat2.A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titForTat2.B1:titForTat2.B1 titForTat2.B2:titForTat2.B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2.18" calcext:value-type="float">
            <text:p>2.18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6" calcext:value-type="float">
            <text:p>2.9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titForTat2_2" table:style-name="ta1">
        <table:shapes>
          <draw:frame draw:z-index="0" draw:style-name="gr1" draw:text-style-name="P1" svg:width="16.002cm" svg:height="9.004cm" svg:x="12.62cm" svg:y="0.877cm">
            <draw:object draw:notify-on-update-of-ranges="titForTat2_2.A1:titForTat2_2.A1 titForTat2_2.A2:titForTat2_2.A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titForTat2_2.B1:titForTat2_2.B1 titForTat2_2.B2:titForTat2_2.B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2:18:37.159417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2T12:41:04.072047813</dc:date>
    <meta:editing-duration>PT3H1M59S</meta:editing-duration>
    <meta:editing-cycles>11</meta:editing-cycles>
    <meta:generator>LibreOffice/24.2.7.2$Linux_X86_64 LibreOffice_project/420$Build-2</meta:generator>
    <meta:document-statistic meta:table-count="16" meta:cell-count="5326" meta:object-count="2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242cm" svg:y="0.316cm" chart:style-name="ch2">
          <text:p>Average Fitness for Memory 2 against Always Cooperate</text:p>
        </chart:title>
        <chart:legend chart:legend-position="end" svg:x="12.787cm" svg:y="4.203cm" style:legend-expansion="high" chart:style-name="ch3"/>
        <chart:plot-area chart:style-name="ch4" table:cell-range-address="alwaysCooperate2.A1:alwaysCooperate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Cooperate2.A2:alwaysCooperate2.A51" chart:label-cell-address="alwaysCooperate2.A1:alwaysCooperate2.A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alwaysCooperate2.A1:alwaysCooperate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lwaysCooperate2.A2:alwaysCooperate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262cm" svg:height="11.129cm" xlink:href=".." xlink:type="simple" chart:class="chart:line" chart:style-name="ch1">
        <chart:title svg:x="3.29cm" svg:y="0.357cm" chart:style-name="ch2">
          <text:p>Normalized Diversity over Generations for Range of Memories 
(Population: 1000, Rounds: 100)</text:p>
        </chart:title>
        <chart:legend chart:legend-position="end" svg:x="16.198cm" svg:y="3.024cm" style:legend-expansion="high" chart:style-name="ch3"/>
        <chart:plot-area chart:style-name="ch4" table:cell-range-address="combined_big_diversity.A1:combined_big_diversity.J51" chart:data-source-has-labels="row" svg:x="1.396cm" svg:y="1.862cm" svg:width="14.417cm" svg:height="8.064cm">
          <chart:coordinate-region svg:x="2.123cm" svg:y="2.062cm" svg:width="13.69cm" svg:height="7.072cm"/>
          <chart:axis chart:dimension="x" chart:name="primary-x" chart:style-name="ch5">
            <chart:title svg:x="7.158cm" svg:y="10.148cm" chart:style-name="ch6">
              <text:p>Generation Number</text:p>
            </chart:title>
          </chart:axis>
          <chart:axis chart:dimension="y" chart:name="primary-y" chart:style-name="ch5">
            <chart:title svg:x="0.451cm" svg:y="7.406cm" chart:style-name="ch7">
              <text:p>Normalized Diversity</text:p>
            </chart:title>
            <chart:grid chart:style-name="ch8" chart:class="major"/>
          </chart:axis>
          <chart:series chart:style-name="ch9" chart:values-cell-range-address="combined_big_diversity.A2:combined_big_diversity.A51" chart:label-cell-address="combined_big_diversity.A1:combined_big_diversity.A1" chart:class="chart:line">
            <chart:data-point chart:repeated="50"/>
          </chart:series>
          <chart:series chart:style-name="ch10" chart:values-cell-range-address="combined_big_diversity.B2:combined_big_diversity.B51" chart:label-cell-address="combined_big_diversity.B1:combined_big_diversity.B1" chart:class="chart:line">
            <chart:data-point chart:repeated="50"/>
          </chart:series>
          <chart:series chart:style-name="ch11" chart:values-cell-range-address="combined_big_diversity.C2:combined_big_diversity.C51" chart:label-cell-address="combined_big_diversity.C1:combined_big_diversity.C1" chart:class="chart:line">
            <chart:data-point chart:repeated="50"/>
          </chart:series>
          <chart:series chart:style-name="ch12" chart:values-cell-range-address="combined_big_diversity.D2:combined_big_diversity.D51" chart:label-cell-address="combined_big_diversity.D1:combined_big_diversity.D1" chart:class="chart:line">
            <chart:data-point chart:repeated="50"/>
          </chart:series>
          <chart:series chart:style-name="ch13" chart:values-cell-range-address="combined_big_diversity.E2:combined_big_diversity.E51" chart:label-cell-address="combined_big_diversity.E1:combined_big_diversity.E1" chart:class="chart:line">
            <chart:data-point chart:repeated="50"/>
          </chart:series>
          <chart:series chart:style-name="ch14" chart:values-cell-range-address="combined_big_diversity.F2:combined_big_diversity.F51" chart:label-cell-address="combined_big_diversity.F1:combined_big_diversity.F1" chart:class="chart:line">
            <chart:data-point chart:repeated="50"/>
          </chart:series>
          <chart:series chart:style-name="ch15" chart:values-cell-range-address="combined_big_diversity.G2:combined_big_diversity.G51" chart:label-cell-address="combined_big_diversity.G1:combined_big_diversity.G1" chart:class="chart:line">
            <chart:data-point chart:repeated="50"/>
          </chart:series>
          <chart:series chart:style-name="ch16" chart:values-cell-range-address="combined_big_diversity.H2:combined_big_diversity.H51" chart:label-cell-address="combined_big_diversity.H1:combined_big_diversity.H1" chart:class="chart:line">
            <chart:data-point chart:repeated="50"/>
          </chart:series>
          <chart:series chart:style-name="ch17" chart:values-cell-range-address="combined_big_diversity.I2:combined_big_diversity.I51" chart:label-cell-address="combined_big_diversity.I1:combined_big_diversity.I1" chart:class="chart:line">
            <chart:data-point chart:repeated="50"/>
          </chart:series>
          <chart:series chart:style-name="ch18" chart:values-cell-range-address="combined_big_diversity.J2:combined_big_diversity.J51" chart:label-cell-address="combined_big_diversity.J1:combined_big_diversity.J1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1</text:p>
                <draw:g>
                  <svg:desc>combined_big_diversity.A1:combined_big_diversity.A1</svg:desc>
                </draw:g>
              </table:table-cell>
              <table:table-cell office:value-type="string">
                <text:p>Memory 2</text:p>
                <draw:g>
                  <svg:desc>combined_big_diversity.B1:combined_big_diversity.B1</svg:desc>
                </draw:g>
              </table:table-cell>
              <table:table-cell office:value-type="string">
                <text:p>Memory 3</text:p>
                <draw:g>
                  <svg:desc>combined_big_diversity.C1:combined_big_diversity.C1</svg:desc>
                </draw:g>
              </table:table-cell>
              <table:table-cell office:value-type="string">
                <text:p>Memory 4</text:p>
                <draw:g>
                  <svg:desc>combined_big_diversity.D1:combined_big_diversity.D1</svg:desc>
                </draw:g>
              </table:table-cell>
              <table:table-cell office:value-type="string">
                <text:p>Memory 5</text:p>
                <draw:g>
                  <svg:desc>combined_big_diversity.E1:combined_big_diversity.E1</svg:desc>
                </draw:g>
              </table:table-cell>
              <table:table-cell office:value-type="string">
                <text:p>Memory 6</text:p>
                <draw:g>
                  <svg:desc>combined_big_diversity.F1:combined_big_diversity.F1</svg:desc>
                </draw:g>
              </table:table-cell>
              <table:table-cell office:value-type="string">
                <text:p>Memory 7</text:p>
                <draw:g>
                  <svg:desc>combined_big_diversity.G1:combined_big_diversity.G1</svg:desc>
                </draw:g>
              </table:table-cell>
              <table:table-cell office:value-type="string">
                <text:p>Memory 8</text:p>
                <draw:g>
                  <svg:desc>combined_big_diversity.H1:combined_big_diversity.H1</svg:desc>
                </draw:g>
              </table:table-cell>
              <table:table-cell office:value-type="string">
                <text:p>Memory 9</text:p>
                <draw:g>
                  <svg:desc>combined_big_diversity.I1:combined_big_diversity.I1</svg:desc>
                </draw:g>
              </table:table-cell>
              <table:table-cell office:value-type="string">
                <text:p>Memory 10</text:p>
                <draw:g>
                  <svg:desc>combined_big_diversity.J1:combined_big_diversit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combined_big_diversity.A2:combined_big_diversity.A51</svg:desc>
                </draw:g>
              </table:table-cell>
              <table:table-cell office:value-type="float" office:value="0.13">
                <text:p>0.13</text:p>
                <draw:g>
                  <svg:desc>combined_big_diversity.B2:combined_big_diversity.B51</svg:desc>
                </draw:g>
              </table:table-cell>
              <table:table-cell office:value-type="float" office:value="0.99">
                <text:p>0.99</text:p>
                <draw:g>
                  <svg:desc>combined_big_diversity.C2:combined_big_diversity.C51</svg:desc>
                </draw:g>
              </table:table-cell>
              <table:table-cell office:value-type="float" office:value="1">
                <text:p>1</text:p>
                <draw:g>
                  <svg:desc>combined_big_diversity.D2:combined_big_diversity.D51</svg:desc>
                </draw:g>
              </table:table-cell>
              <table:table-cell office:value-type="float" office:value="1">
                <text:p>1</text:p>
                <draw:g>
                  <svg:desc>combined_big_diversity.E2:combined_big_diversity.E51</svg:desc>
                </draw:g>
              </table:table-cell>
              <table:table-cell office:value-type="float" office:value="1">
                <text:p>1</text:p>
                <draw:g>
                  <svg:desc>combined_big_diversity.F2:combined_big_diversity.F51</svg:desc>
                </draw:g>
              </table:table-cell>
              <table:table-cell office:value-type="float" office:value="1">
                <text:p>1</text:p>
                <draw:g>
                  <svg:desc>combined_big_diversity.G2:combined_big_diversity.G51</svg:desc>
                </draw:g>
              </table:table-cell>
              <table:table-cell office:value-type="float" office:value="1">
                <text:p>1</text:p>
                <draw:g>
                  <svg:desc>combined_big_diversity.H2:combined_big_diversity.H51</svg:desc>
                </draw:g>
              </table:table-cell>
              <table:table-cell office:value-type="float" office:value="1">
                <text:p>1</text:p>
                <draw:g>
                  <svg:desc>combined_big_diversity.I2:combined_big_diversity.I51</svg:desc>
                </draw:g>
              </table:table-cell>
              <table:table-cell office:value-type="float" office:value="1">
                <text:p>1</text:p>
                <draw:g>
                  <svg:desc>combined_big_diversity.J2:combined_big_diversity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2.608cm" svg:y="0.315cm" chart:style-name="ch2">
          <text:p>Time Taken for 100 Rounds with a Population of 100 
for 50 generations with Variable Memory</text:p>
        </chart:title>
        <chart:legend chart:legend-position="end" svg:x="12.347cm" svg:y="4.203cm" style:legend-expansion="high" chart:style-name="ch3"/>
        <chart:plot-area chart:style-name="ch4" table:cell-range-address="time_results.B1:time_results.B11" chart:data-source-has-labels="row" svg:x="1.33cm" svg:y="1.778cm" svg:width="10.698cm" svg:height="6.066cm">
          <chart:coordinate-region svg:x="1.951cm" svg:y="1.977cm" svg:width="9.89cm" svg:height="5.22cm"/>
          <chart:axis chart:dimension="x" chart:name="primary-x" chart:style-name="ch5">
            <chart:title svg:x="5.524cm" svg:y="8.024cm" chart:style-name="ch6">
              <text:p>Memory Length</text:p>
            </chart:title>
          </chart:axis>
          <chart:axis chart:dimension="y" chart:name="primary-y" chart:style-name="ch5">
            <chart:title svg:x="0.451cm" svg:y="6.443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time_results.B2:time_results.B11" chart:label-cell-address="time_results.B1:time_results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s)</text:p>
                <draw:g>
                  <svg:desc>time_results.B1:time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6478237">
                <text:p>0.086478237</text:p>
                <draw:g>
                  <svg:desc>time_results.B2:time_resul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905169">
                <text:p>0.098905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419947">
                <text:p>0.143419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753036">
                <text:p>0.226753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179262">
                <text:p>0.427179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349614">
                <text:p>0.87934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8594432">
                <text:p>2.048594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55200003">
                <text:p>4.4552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39019567">
                <text:p>9.639019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659066858">
                <text:p>20.6590668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ways Cooperate</text:p>
        </chart:title>
        <chart:legend chart:legend-position="end" svg:x="11.491cm" svg:y="3.555cm" style:legend-expansion="high" chart:style-name="ch3"/>
        <chart:plot-area chart:style-name="ch4" table:cell-range-address="alwaysCooperate1v10.A1:alwaysCooperate1v10.A51 alwaysCooperate1v10.C1:alwaysCooperate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Cooperate1v10.A2:alwaysCooperate1v10.A51" chart:label-cell-address="alwaysCooperate1v10.A1:alwaysCooperate1v10.A1" chart:class="chart:line">
            <chart:data-point chart:repeated="50"/>
          </chart:series>
          <chart:series chart:style-name="ch11" chart:values-cell-range-address="alwaysCooperate1v10.C2:alwaysCooperate1v10.C51" chart:label-cell-address="alwaysCooperate1v10.C1:alwaysCooperate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alwaysCooperate1v10.A1:alwaysCooperate1v10.A1</svg:desc>
                </draw:g>
              </table:table-cell>
              <table:table-cell office:value-type="string">
                <text:p>Average Fitness 
(Memory Length: 1)</text:p>
                <draw:g>
                  <svg:desc>alwaysCooperate1v10.C1:alwaysCooperate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alwaysCooperate1v10.A2:alwaysCooperate1v10.A51</svg:desc>
                </draw:g>
              </table:table-cell>
              <table:table-cell office:value-type="float" office:value="3.98">
                <text:p>3.98</text:p>
                <draw:g>
                  <svg:desc>alwaysCooperate1v10.C2:alwaysCooperate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4">
                <text:p>4.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ways Cooperate</text:p>
        </chart:title>
        <chart:legend chart:legend-position="end" svg:x="11.571cm" svg:y="3.555cm" style:legend-expansion="high" chart:style-name="ch3"/>
        <chart:plot-area chart:style-name="ch4" table:cell-range-address="alwaysCooperate1v10.B1:alwaysCooperate1v10.B51 alwaysCooperate1v10.D1:alwaysCooperate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alwaysCooperate1v10.B2:alwaysCooperate1v10.B51" chart:label-cell-address="alwaysCooperate1v10.B1:alwaysCooperate1v10.B1" chart:class="chart:line">
            <chart:data-point chart:repeated="50"/>
          </chart:series>
          <chart:series chart:style-name="ch11" chart:values-cell-range-address="alwaysCooperate1v10.D2:alwaysCooperate1v10.D51" chart:label-cell-address="alwaysCooperate1v10.D1:alwaysCooperate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alwaysCooperate1v10.B1:alwaysCooperate1v10.B1</svg:desc>
                </draw:g>
              </table:table-cell>
              <table:table-cell office:value-type="string">
                <text:p>Diversity
(Memory Length: 1)</text:p>
                <draw:g>
                  <svg:desc>alwaysCooperate1v10.D1:alwaysCooperate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waysCooperate1v10.B2:alwaysCooperate1v10.B51</svg:desc>
                </draw:g>
              </table:table-cell>
              <table:table-cell office:value-type="float" office:value="0.08">
                <text:p>0.08</text:p>
                <draw:g>
                  <svg:desc>alwaysCooperate1v10.D2:alwaysCooperate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ways Defect</text:p>
        </chart:title>
        <chart:legend chart:legend-position="end" svg:x="11.491cm" svg:y="3.555cm" style:legend-expansion="high" chart:style-name="ch3"/>
        <chart:plot-area chart:style-name="ch4" table:cell-range-address="alwaysDefect1v10.A1:alwaysDefect1v10.A51 alwaysDefect1v10.C1:alwaysDefect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Defect1v10.A2:alwaysDefect1v10.A51" chart:label-cell-address="alwaysDefect1v10.A1:alwaysDefect1v10.A1" chart:class="chart:line">
            <chart:data-point chart:repeated="50"/>
          </chart:series>
          <chart:series chart:style-name="ch11" chart:values-cell-range-address="alwaysDefect1v10.C2:alwaysDefect1v10.C51" chart:label-cell-address="alwaysDefect1v10.C1:alwaysDefect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alwaysDefect1v10.A1:alwaysDefect1v10.A1</svg:desc>
                </draw:g>
              </table:table-cell>
              <table:table-cell office:value-type="string">
                <text:p>Average Fitness 
(Memory Length: 1)</text:p>
                <draw:g>
                  <svg:desc>alwaysDefect1v10.C1:alwaysDefect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alwaysDefect1v10.A2:alwaysDefect1v10.A51</svg:desc>
                </draw:g>
              </table:table-cell>
              <table:table-cell office:value-type="float" office:value="0.44">
                <text:p>0.44</text:p>
                <draw:g>
                  <svg:desc>alwaysDefect1v10.C2:alwaysDefect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ways Defect</text:p>
        </chart:title>
        <chart:legend chart:legend-position="end" svg:x="11.571cm" svg:y="3.555cm" style:legend-expansion="high" chart:style-name="ch3"/>
        <chart:plot-area chart:style-name="ch4" table:cell-range-address="alwaysDefect1v10.B1:alwaysDefect1v10.B51 alwaysDefect1v10.D1:alwaysDefect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alwaysDefect1v10.B2:alwaysDefect1v10.B51" chart:label-cell-address="alwaysDefect1v10.B1:alwaysDefect1v10.B1" chart:class="chart:line">
            <chart:data-point chart:repeated="50"/>
          </chart:series>
          <chart:series chart:style-name="ch11" chart:values-cell-range-address="alwaysDefect1v10.D2:alwaysDefect1v10.D51" chart:label-cell-address="alwaysDefect1v10.D1:alwaysDefect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alwaysDefect1v10.B1:alwaysDefect1v10.B1</svg:desc>
                </draw:g>
              </table:table-cell>
              <table:table-cell office:value-type="string">
                <text:p>Diversity
(Memory Length: 1)</text:p>
                <draw:g>
                  <svg:desc>alwaysDefect1v10.D1:alwaysDefect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waysDefect1v10.B2:alwaysDefect1v10.B51</svg:desc>
                </draw:g>
              </table:table-cell>
              <table:table-cell office:value-type="float" office:value="0.08">
                <text:p>0.08</text:p>
                <draw:g>
                  <svg:desc>alwaysDefect1v10.D2:alwaysDefect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Tit for Tat</text:p>
        </chart:title>
        <chart:legend chart:legend-position="end" svg:x="11.491cm" svg:y="3.555cm" style:legend-expansion="high" chart:style-name="ch3"/>
        <chart:plot-area chart:style-name="ch4" table:cell-range-address="titForTat1v10.A1:titForTat1v10.A51 titForTat1v10.C1:titForTat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1v10.A2:titForTat1v10.A51" chart:label-cell-address="titForTat1v10.A1:titForTat1v10.A1" chart:class="chart:line">
            <chart:data-point chart:repeated="50"/>
          </chart:series>
          <chart:series chart:style-name="ch11" chart:values-cell-range-address="titForTat1v10.C2:titForTat1v10.C51" chart:label-cell-address="titForTat1v10.C1:titForTat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titForTat1v10.A1:titForTat1v10.A1</svg:desc>
                </draw:g>
              </table:table-cell>
              <table:table-cell office:value-type="string">
                <text:p>Average Fitness 
(Memory Length: 1)</text:p>
                <draw:g>
                  <svg:desc>titForTat1v10.C1:titForTat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">
                <text:p>2.26</text:p>
                <draw:g>
                  <svg:desc>titForTat1v10.A2:titForTat1v10.A51</svg:desc>
                </draw:g>
              </table:table-cell>
              <table:table-cell office:value-type="float" office:value="2.27">
                <text:p>2.27</text:p>
                <draw:g>
                  <svg:desc>titForTat1v10.C2:titForTat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7">
                <text:p>2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4">
                <text:p>2.9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9">
                <text:p>2.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8">
                <text:p>2.9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Tit for Tat</text:p>
        </chart:title>
        <chart:legend chart:legend-position="end" svg:x="11.571cm" svg:y="3.555cm" style:legend-expansion="high" chart:style-name="ch3"/>
        <chart:plot-area chart:style-name="ch4" table:cell-range-address="titForTat1v10.B1:titForTat1v10.B51 titForTat1v10.D1:titForTat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titForTat1v10.B2:titForTat1v10.B51" chart:label-cell-address="titForTat1v10.B1:titForTat1v10.B1" chart:class="chart:line">
            <chart:data-point chart:repeated="50"/>
          </chart:series>
          <chart:series chart:style-name="ch11" chart:values-cell-range-address="titForTat1v10.D2:titForTat1v10.D51" chart:label-cell-address="titForTat1v10.D1:titForTat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titForTat1v10.B1:titForTat1v10.B1</svg:desc>
                </draw:g>
              </table:table-cell>
              <table:table-cell office:value-type="string">
                <text:p>Diversity
(Memory Length: 1)</text:p>
                <draw:g>
                  <svg:desc>titForTat1v10.D1:titForTat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tForTat1v10.B2:titForTat1v10.B51</svg:desc>
                </draw:g>
              </table:table-cell>
              <table:table-cell office:value-type="float" office:value="0.08">
                <text:p>0.08</text:p>
                <draw:g>
                  <svg:desc>titForTat1v10.D2:titForTat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l Three</text:p>
        </chart:title>
        <chart:legend chart:legend-position="end" svg:x="11.491cm" svg:y="3.555cm" style:legend-expansion="high" chart:style-name="ch3"/>
        <chart:plot-area chart:style-name="ch4" table:cell-range-address="titForTat1v10_2.A1:titForTat1v10_2.A51 titForTat1v10_2.C1:titForTat1v10_2.C51" chart:data-source-has-labels="row" svg:x="1.331cm" svg:y="1.778cm" svg:width="9.84cm" svg:height="6.061cm">
          <chart:coordinate-region svg:x="1.767cm" svg:y="1.977cm" svg:width="9.404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1v10_2.A2:titForTat1v10_2.A51" chart:label-cell-address="titForTat1v10_2.A1:titForTat1v10_2.A1" chart:class="chart:line">
            <chart:data-point chart:repeated="50"/>
          </chart:series>
          <chart:series chart:style-name="ch11" chart:values-cell-range-address="titForTat1v10_2.C2:titForTat1v10_2.C51" chart:label-cell-address="titForTat1v10_2.C1:titForTat1v10_2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titForTat1v10_2.A1:titForTat1v10_2.A1</svg:desc>
                </draw:g>
              </table:table-cell>
              <table:table-cell office:value-type="string">
                <text:p>Average Fitness 
(Memory Length: 1)</text:p>
                <draw:g>
                  <svg:desc>titForTat1v10_2.C1:titForTat1v10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titForTat1v10_2.A2:titForTat1v10_2.A51</svg:desc>
                </draw:g>
              </table:table-cell>
              <table:table-cell office:value-type="float" office:value="6.69">
                <text:p>6.69</text:p>
                <draw:g>
                  <svg:desc>titForTat1v10_2.C2:titForTat1v10_2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6">
                <text:p>7.2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">
                <text:p>7.2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6">
                <text:p>7.2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4">
                <text:p>7.2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5">
                <text:p>7.25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l Three</text:p>
        </chart:title>
        <chart:legend chart:legend-position="end" svg:x="11.571cm" svg:y="3.555cm" style:legend-expansion="high" chart:style-name="ch3"/>
        <chart:plot-area chart:style-name="ch4" table:cell-range-address="titForTat1v10_2.B1:titForTat1v10_2.B51 titForTat1v10_2.D1:titForTat1v10_2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titForTat1v10_2.B2:titForTat1v10_2.B51" chart:label-cell-address="titForTat1v10_2.B1:titForTat1v10_2.B1" chart:class="chart:line">
            <chart:data-point chart:repeated="50"/>
          </chart:series>
          <chart:series chart:style-name="ch11" chart:values-cell-range-address="titForTat1v10_2.D2:titForTat1v10_2.D51" chart:label-cell-address="titForTat1v10_2.D1:titForTat1v10_2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titForTat1v10_2.B1:titForTat1v10_2.B1</svg:desc>
                </draw:g>
              </table:table-cell>
              <table:table-cell office:value-type="string">
                <text:p>Diversity
(Memory Length: 1)</text:p>
                <draw:g>
                  <svg:desc>titForTat1v10_2.D1:titForTat1v10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tForTat1v10_2.B2:titForTat1v10_2.B51</svg:desc>
                </draw:g>
              </table:table-cell>
              <table:table-cell office:value-type="float" office:value="0.08">
                <text:p>0.08</text:p>
                <draw:g>
                  <svg:desc>titForTat1v10_2.D2:titForTat1v10_2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1.765cm" svg:y="0.312cm" chart:style-name="ch2">
          <text:p>Normalized Diversity for Memory 2 against Always Cooperate</text:p>
        </chart:title>
        <chart:legend chart:legend-position="end" svg:x="13.281cm" svg:y="4.11cm" style:legend-expansion="high" chart:style-name="ch3"/>
        <chart:plot-area chart:style-name="ch4" table:cell-range-address="alwaysCooperate2.B1:alwaysCooperate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alwaysCooperate2.B2:alwaysCooperate2.B51" chart:label-cell-address="alwaysCooperate2.B1:alwaysCooperate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alwaysCooperate2.B1:alwaysCooperat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">
                <text:p>0.67</text:p>
                <draw:g>
                  <svg:desc>alwaysCooperate2.B2:alwaysCooperate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388cm" svg:height="14.264cm" xlink:href=".." xlink:type="simple" chart:class="chart:line" chart:style-name="ch1">
        <chart:title svg:x="5.134cm" svg:y="0.42cm" chart:style-name="ch2">
          <text:p>Average Fitness over Generations with Variable Elitism
(Population: 1000, Memory: 3)</text:p>
        </chart:title>
        <chart:legend chart:legend-position="end" svg:x="17.478cm" svg:y="3.054cm" style:legend-expansion="high" chart:style-name="ch3"/>
        <chart:plot-area chart:style-name="ch4" table:cell-range-address="1000diversityelite.A1:1000diversityelite.A51 1000diversityelite.C1:1000diversityelite.C51 1000diversityelite.E1:1000diversityelite.E51 1000diversityelite.G1:1000diversityelite.G51 1000diversityelite.I1:1000diversityelite.I51 1000diversityelite.K1:1000diversityelite.K51 1000diversityelite.M1:1000diversityelite.M51 1000diversityelite.O1:1000diversityelite.O51 1000diversityelite.Q1:1000diversityelite.Q51" chart:data-source-has-labels="row" svg:x="1.438cm" svg:y="1.988cm" svg:width="15.613cm" svg:height="11.01cm">
          <chart:coordinate-region svg:x="2.165cm" svg:y="2.187cm" svg:width="14.886cm" svg:height="10.019cm"/>
          <chart:axis chart:dimension="x" chart:name="primary-x" chart:style-name="ch5">
            <chart:title svg:x="7.798cm" svg:y="13.283cm" chart:style-name="ch6">
              <text:p>Generation Number</text:p>
            </chart:title>
          </chart:axis>
          <chart:axis chart:dimension="y" chart:name="primary-y" chart:style-name="ch5">
            <chart:title svg:x="0.451cm" svg:y="9.27cm" chart:style-name="ch7">
              <text:p>Average Fitness (payoff)</text:p>
            </chart:title>
            <chart:grid chart:style-name="ch8" chart:class="major"/>
          </chart:axis>
          <chart:series chart:style-name="ch9" chart:values-cell-range-address="1000diversityelite.A2:1000diversityelite.A51" chart:label-cell-address="1000diversityelite.A1:1000diversityelite.A1" chart:class="chart:line">
            <chart:data-point chart:repeated="50"/>
          </chart:series>
          <chart:series chart:style-name="ch10" chart:values-cell-range-address="1000diversityelite.C2:1000diversityelite.C51" chart:label-cell-address="1000diversityelite.C1:1000diversityelite.C1" chart:class="chart:line">
            <chart:data-point chart:repeated="50"/>
          </chart:series>
          <chart:series chart:style-name="ch11" chart:values-cell-range-address="1000diversityelite.E2:1000diversityelite.E51" chart:label-cell-address="1000diversityelite.E1:1000diversityelite.E1" chart:class="chart:line">
            <chart:data-point chart:repeated="50"/>
          </chart:series>
          <chart:series chart:style-name="ch12" chart:values-cell-range-address="1000diversityelite.G2:1000diversityelite.G51" chart:label-cell-address="1000diversityelite.G1:1000diversityelite.G1" chart:class="chart:line">
            <chart:data-point chart:repeated="50"/>
          </chart:series>
          <chart:series chart:style-name="ch13" chart:values-cell-range-address="1000diversityelite.I2:1000diversityelite.I51" chart:label-cell-address="1000diversityelite.I1:1000diversityelite.I1" chart:class="chart:line">
            <chart:data-point chart:repeated="50"/>
          </chart:series>
          <chart:series chart:style-name="ch14" chart:values-cell-range-address="1000diversityelite.K2:1000diversityelite.K51" chart:label-cell-address="1000diversityelite.K1:1000diversityelite.K1" chart:class="chart:line">
            <chart:data-point chart:repeated="50"/>
          </chart:series>
          <chart:series chart:style-name="ch15" chart:values-cell-range-address="1000diversityelite.M2:1000diversityelite.M51" chart:label-cell-address="1000diversityelite.M1:1000diversityelite.M1" chart:class="chart:line">
            <chart:data-point chart:repeated="50"/>
          </chart:series>
          <chart:series chart:style-name="ch16" chart:values-cell-range-address="1000diversityelite.O2:1000diversityelite.O51" chart:label-cell-address="1000diversityelite.O1:1000diversityelite.O1" chart:class="chart:line">
            <chart:data-point chart:repeated="50"/>
          </chart:series>
          <chart:series chart:style-name="ch17" chart:values-cell-range-address="1000diversityelite.Q2:1000diversityelite.Q51" chart:label-cell-address="1000diversityelite.Q1:1000diversityelite.Q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
(Elitism: 0.1)</text:p>
                <draw:g>
                  <svg:desc>1000diversityelite.A1:1000diversityelite.A1</svg:desc>
                </draw:g>
              </table:table-cell>
              <table:table-cell office:value-type="string">
                <text:p>Average Fitness
(Elitism: 0.2)</text:p>
                <draw:g>
                  <svg:desc>1000diversityelite.C1:1000diversityelite.C1</svg:desc>
                </draw:g>
              </table:table-cell>
              <table:table-cell office:value-type="string">
                <text:p>Average Fitness 
(Elitism: 0.3)</text:p>
                <draw:g>
                  <svg:desc>1000diversityelite.E1:1000diversityelite.E1</svg:desc>
                </draw:g>
              </table:table-cell>
              <table:table-cell office:value-type="string">
                <text:p>Average Fitness
 (Elitism: 0.4)</text:p>
                <draw:g>
                  <svg:desc>1000diversityelite.G1:1000diversityelite.G1</svg:desc>
                </draw:g>
              </table:table-cell>
              <table:table-cell office:value-type="string">
                <text:p>Average Fitness
 (Elitism: 0.5)</text:p>
                <draw:g>
                  <svg:desc>1000diversityelite.I1:1000diversityelite.I1</svg:desc>
                </draw:g>
              </table:table-cell>
              <table:table-cell office:value-type="string">
                <text:p>Average Fitness 
(Elitism: 0.6)</text:p>
                <draw:g>
                  <svg:desc>1000diversityelite.K1:1000diversityelite.K1</svg:desc>
                </draw:g>
              </table:table-cell>
              <table:table-cell office:value-type="string">
                <text:p>Average Fitness
(Elitism: 0.7)</text:p>
                <draw:g>
                  <svg:desc>1000diversityelite.M1:1000diversityelite.M1</svg:desc>
                </draw:g>
              </table:table-cell>
              <table:table-cell office:value-type="string">
                <text:p>Average Fitness 
(Elitism: 0.8)</text:p>
                <draw:g>
                  <svg:desc>1000diversityelite.O1:1000diversityelite.O1</svg:desc>
                </draw:g>
              </table:table-cell>
              <table:table-cell office:value-type="string">
                <text:p>Average Fitness
(Elitism: 0.9)</text:p>
                <draw:g>
                  <svg:desc>1000diversityelite.Q1:1000diversityelit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1000diversityelite.A2:1000diversityelite.A51</svg:desc>
                </draw:g>
              </table:table-cell>
              <table:table-cell office:value-type="float" office:value="6.76">
                <text:p>6.76</text:p>
                <draw:g>
                  <svg:desc>1000diversityelite.C2:1000diversityelite.C51</svg:desc>
                </draw:g>
              </table:table-cell>
              <table:table-cell office:value-type="float" office:value="6.75">
                <text:p>6.75</text:p>
                <draw:g>
                  <svg:desc>1000diversityelite.E2:1000diversityelite.E51</svg:desc>
                </draw:g>
              </table:table-cell>
              <table:table-cell office:value-type="float" office:value="6.77">
                <text:p>6.77</text:p>
                <draw:g>
                  <svg:desc>1000diversityelite.G2:1000diversityelite.G51</svg:desc>
                </draw:g>
              </table:table-cell>
              <table:table-cell office:value-type="float" office:value="6.78">
                <text:p>6.78</text:p>
                <draw:g>
                  <svg:desc>1000diversityelite.I2:1000diversityelite.I51</svg:desc>
                </draw:g>
              </table:table-cell>
              <table:table-cell office:value-type="float" office:value="6.78">
                <text:p>6.78</text:p>
                <draw:g>
                  <svg:desc>1000diversityelite.K2:1000diversityelite.K51</svg:desc>
                </draw:g>
              </table:table-cell>
              <table:table-cell office:value-type="float" office:value="6.75">
                <text:p>6.75</text:p>
                <draw:g>
                  <svg:desc>1000diversityelite.M2:1000diversityelite.M51</svg:desc>
                </draw:g>
              </table:table-cell>
              <table:table-cell office:value-type="float" office:value="6.76">
                <text:p>6.76</text:p>
                <draw:g>
                  <svg:desc>1000diversityelite.O2:1000diversityelite.O51</svg:desc>
                </draw:g>
              </table:table-cell>
              <table:table-cell office:value-type="float" office:value="6.77">
                <text:p>6.77</text:p>
                <draw:g>
                  <svg:desc>1000diversityelite.Q2:1000diversityelite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3">
                <text:p>6.83</text:p>
              </table:table-cell>
              <table:table-cell office:value-type="float" office:value="6.93">
                <text:p>6.93</text:p>
              </table:table-cell>
              <table:table-cell office:value-type="float" office:value="7.02">
                <text:p>7.02</text:p>
              </table:table-cell>
              <table:table-cell office:value-type="float" office:value="7.09">
                <text:p>7.09</text:p>
              </table:table-cell>
              <table:table-cell office:value-type="float" office:value="7.14">
                <text:p>7.14</text:p>
              </table:table-cell>
              <table:table-cell office:value-type="float" office:value="7.17">
                <text:p>7.17</text:p>
              </table:table-cell>
              <table:table-cell office:value-type="float" office:value="7.21">
                <text:p>7.2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1">
                <text:p>6.91</text:p>
              </table:table-cell>
              <table:table-cell office:value-type="float" office:value="7.07">
                <text:p>7.07</text:p>
              </table:table-cell>
              <table:table-cell office:value-type="float" office:value="7.12">
                <text:p>7.12</text:p>
              </table:table-cell>
              <table:table-cell office:value-type="float" office:value="7.18">
                <text:p>7.18</text:p>
              </table:table-cell>
              <table:table-cell office:value-type="float" office:value="7.23">
                <text:p>7.2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12">
                <text:p>7.12</text:p>
              </table:table-cell>
              <table:table-cell office:value-type="float" office:value="7.16">
                <text:p>7.16</text:p>
              </table:table-cell>
              <table:table-cell office:value-type="float" office:value="7.23">
                <text:p>7.2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4">
                <text:p>7.04</text:p>
              </table:table-cell>
              <table:table-cell office:value-type="float" office:value="7.14">
                <text:p>7.14</text:p>
              </table:table-cell>
              <table:table-cell office:value-type="float" office:value="7.21">
                <text:p>7.21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9">
                <text:p>7.09</text:p>
              </table:table-cell>
              <table:table-cell office:value-type="float" office:value="7.17">
                <text:p>7.17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1">
                <text:p>7.11</text:p>
              </table:table-cell>
              <table:table-cell office:value-type="float" office:value="7.2">
                <text:p>7.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">
                <text:p>7.13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4">
                <text:p>7.14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5">
                <text:p>7.1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6">
                <text:p>7.1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">
                <text:p>7.1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">
                <text:p>7.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1">
                <text:p>7.2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3">
                <text:p>7.2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737cm" svg:height="14.011cm" xlink:href=".." xlink:type="simple" chart:class="chart:line" chart:style-name="ch1">
        <chart:title svg:x="4.871cm" svg:y="0.415cm" chart:style-name="ch2">
          <text:p>Normalized Diversity over Generations with Variable Elitism
(Population: 1000, Memory: 3)</text:p>
        </chart:title>
        <chart:legend chart:legend-position="end" svg:x="18.488cm" svg:y="2.927cm" style:legend-expansion="high" chart:style-name="ch3"/>
        <chart:plot-area chart:style-name="ch4" table:cell-range-address="1000diversityelite.B1:1000diversityelite.B51 1000diversityelite.D1:1000diversityelite.D51 1000diversityelite.F1:1000diversityelite.F51 1000diversityelite.H1:1000diversityelite.H51 1000diversityelite.J1:1000diversityelite.J51 1000diversityelite.L1:1000diversityelite.L51 1000diversityelite.N1:1000diversityelite.N51 1000diversityelite.P1:1000diversityelite.P51 1000diversityelite.R1:1000diversityelite.R51" chart:data-source-has-labels="row" svg:x="1.445cm" svg:y="1.978cm" svg:width="16.609cm" svg:height="10.772cm">
          <chart:coordinate-region svg:x="2.172cm" svg:y="2.178cm" svg:width="15.882cm" svg:height="9.78cm"/>
          <chart:axis chart:dimension="x" chart:name="primary-x" chart:style-name="ch5">
            <chart:title svg:x="8.303cm" svg:y="13.03cm" chart:style-name="ch6">
              <text:p>Generation Number</text:p>
            </chart:title>
          </chart:axis>
          <chart:axis chart:dimension="y" chart:name="primary-y" chart:style-name="ch5">
            <chart:title svg:x="0.451cm" svg:y="8.876cm" chart:style-name="ch7">
              <text:p>Normalized Diversity</text:p>
            </chart:title>
            <chart:grid chart:style-name="ch8" chart:class="major"/>
          </chart:axis>
          <chart:series chart:style-name="ch9" chart:values-cell-range-address="1000diversityelite.B2:1000diversityelite.B51" chart:label-cell-address="1000diversityelite.B1:1000diversityelite.B1" chart:class="chart:line">
            <chart:data-point chart:repeated="50"/>
          </chart:series>
          <chart:series chart:style-name="ch10" chart:values-cell-range-address="1000diversityelite.D2:1000diversityelite.D51" chart:label-cell-address="1000diversityelite.D1:1000diversityelite.D1" chart:class="chart:line">
            <chart:data-point chart:repeated="50"/>
          </chart:series>
          <chart:series chart:style-name="ch11" chart:values-cell-range-address="1000diversityelite.F2:1000diversityelite.F51" chart:label-cell-address="1000diversityelite.F1:1000diversityelite.F1" chart:class="chart:line">
            <chart:data-point chart:repeated="50"/>
          </chart:series>
          <chart:series chart:style-name="ch12" chart:values-cell-range-address="1000diversityelite.H2:1000diversityelite.H51" chart:label-cell-address="1000diversityelite.H1:1000diversityelite.H1" chart:class="chart:line">
            <chart:data-point chart:repeated="50"/>
          </chart:series>
          <chart:series chart:style-name="ch13" chart:values-cell-range-address="1000diversityelite.J2:1000diversityelite.J51" chart:label-cell-address="1000diversityelite.J1:1000diversityelite.J1" chart:class="chart:line">
            <chart:data-point chart:repeated="50"/>
          </chart:series>
          <chart:series chart:style-name="ch14" chart:values-cell-range-address="1000diversityelite.L2:1000diversityelite.L51" chart:label-cell-address="1000diversityelite.L1:1000diversityelite.L1" chart:class="chart:line">
            <chart:data-point chart:repeated="50"/>
          </chart:series>
          <chart:series chart:style-name="ch15" chart:values-cell-range-address="1000diversityelite.N2:1000diversityelite.N51" chart:label-cell-address="1000diversityelite.N1:1000diversityelite.N1" chart:class="chart:line">
            <chart:data-point chart:repeated="50"/>
          </chart:series>
          <chart:series chart:style-name="ch16" chart:values-cell-range-address="1000diversityelite.P2:1000diversityelite.P51" chart:label-cell-address="1000diversityelite.P1:1000diversityelite.P1" chart:class="chart:line">
            <chart:data-point chart:repeated="50"/>
          </chart:series>
          <chart:series chart:style-name="ch17" chart:values-cell-range-address="1000diversityelite.R2:1000diversityelite.R51" chart:label-cell-address="1000diversityelite.R1:1000diversityelite.R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Elitism: 0.1)</text:p>
                <draw:g>
                  <svg:desc>1000diversityelite.B1:1000diversityelite.B1</svg:desc>
                </draw:g>
              </table:table-cell>
              <table:table-cell office:value-type="string">
                <text:p>Diversity
(Elitism: 0.2)</text:p>
                <draw:g>
                  <svg:desc>1000diversityelite.D1:1000diversityelite.D1</svg:desc>
                </draw:g>
              </table:table-cell>
              <table:table-cell office:value-type="string">
                <text:p>Diversity 
(Elitism: 0.3)</text:p>
                <draw:g>
                  <svg:desc>1000diversityelite.F1:1000diversityelite.F1</svg:desc>
                </draw:g>
              </table:table-cell>
              <table:table-cell office:value-type="string">
                <text:p>Diversity 
(Elitism: 0.4)</text:p>
                <draw:g>
                  <svg:desc>1000diversityelite.H1:1000diversityelite.H1</svg:desc>
                </draw:g>
              </table:table-cell>
              <table:table-cell office:value-type="string">
                <text:p>Diversity 
(Elitism: 0.5)</text:p>
                <draw:g>
                  <svg:desc>1000diversityelite.J1:1000diversityelite.J1</svg:desc>
                </draw:g>
              </table:table-cell>
              <table:table-cell office:value-type="string">
                <text:p>Diversity 
(Elitism: 0.6)</text:p>
                <draw:g>
                  <svg:desc>1000diversityelite.L1:1000diversityelite.L1</svg:desc>
                </draw:g>
              </table:table-cell>
              <table:table-cell office:value-type="string">
                <text:p>Diversity 
(Elitism: 0.7)</text:p>
                <draw:g>
                  <svg:desc>1000diversityelite.N1:1000diversityelite.N1</svg:desc>
                </draw:g>
              </table:table-cell>
              <table:table-cell office:value-type="string">
                <text:p>Diversity 
(Elitism: 0.8)</text:p>
                <draw:g>
                  <svg:desc>1000diversityelite.P1:1000diversityelite.P1</svg:desc>
                </draw:g>
              </table:table-cell>
              <table:table-cell office:value-type="string">
                <text:p>Diversity 
(Elitism: 0.9)</text:p>
                <draw:g>
                  <svg:desc>1000diversityelite.R1:1000diversityelite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1000diversityelite.B2:1000diversityelite.B51</svg:desc>
                </draw:g>
              </table:table-cell>
              <table:table-cell office:value-type="float" office:value="0.98">
                <text:p>0.98</text:p>
                <draw:g>
                  <svg:desc>1000diversityelite.D2:1000diversityelite.D51</svg:desc>
                </draw:g>
              </table:table-cell>
              <table:table-cell office:value-type="float" office:value="0.99">
                <text:p>0.99</text:p>
                <draw:g>
                  <svg:desc>1000diversityelite.F2:1000diversityelite.F51</svg:desc>
                </draw:g>
              </table:table-cell>
              <table:table-cell office:value-type="float" office:value="0.98">
                <text:p>0.98</text:p>
                <draw:g>
                  <svg:desc>1000diversityelite.H2:1000diversityelite.H51</svg:desc>
                </draw:g>
              </table:table-cell>
              <table:table-cell office:value-type="float" office:value="0.98">
                <text:p>0.98</text:p>
                <draw:g>
                  <svg:desc>1000diversityelite.J2:1000diversityelite.J51</svg:desc>
                </draw:g>
              </table:table-cell>
              <table:table-cell office:value-type="float" office:value="0.99">
                <text:p>0.99</text:p>
                <draw:g>
                  <svg:desc>1000diversityelite.L2:1000diversityelite.L51</svg:desc>
                </draw:g>
              </table:table-cell>
              <table:table-cell office:value-type="float" office:value="0.99">
                <text:p>0.99</text:p>
                <draw:g>
                  <svg:desc>1000diversityelite.N2:1000diversityelite.N51</svg:desc>
                </draw:g>
              </table:table-cell>
              <table:table-cell office:value-type="float" office:value="0.99">
                <text:p>0.99</text:p>
                <draw:g>
                  <svg:desc>1000diversityelite.P2:1000diversityelite.P51</svg:desc>
                </draw:g>
              </table:table-cell>
              <table:table-cell office:value-type="float" office:value="0.99">
                <text:p>0.99</text:p>
                <draw:g>
                  <svg:desc>1000diversityelite.R2:1000diversityelite.R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0.94">
                <text:p>0.94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">
                <text:p>0.92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388cm" svg:height="14.264cm" xlink:href=".." xlink:type="simple" chart:class="chart:line" chart:style-name="ch1">
        <chart:title svg:x="4.763cm" svg:y="0.42cm" chart:style-name="ch2">
          <text:p>Average Fitness over Generations with Variable Crossover
(Population: 1000, Memory: 3)</text:p>
        </chart:title>
        <chart:legend chart:legend-position="end" svg:x="17.478cm" svg:y="3.054cm" style:legend-expansion="high" chart:style-name="ch3"/>
        <chart:plot-area chart:style-name="ch4" table:cell-range-address="1000diversityelite_2.A1:1000diversityelite_2.A51 1000diversityelite_2.C1:1000diversityelite_2.C51 1000diversityelite_2.E1:1000diversityelite_2.E51 1000diversityelite_2.G1:1000diversityelite_2.G51 1000diversityelite_2.I1:1000diversityelite_2.I51 1000diversityelite_2.K1:1000diversityelite_2.K51 1000diversityelite_2.M1:1000diversityelite_2.M51 1000diversityelite_2.O1:1000diversityelite_2.O51 1000diversityelite_2.Q1:1000diversityelite_2.Q51" chart:data-source-has-labels="row" svg:x="1.438cm" svg:y="1.988cm" svg:width="15.613cm" svg:height="11.01cm">
          <chart:coordinate-region svg:x="2.165cm" svg:y="2.187cm" svg:width="14.886cm" svg:height="10.019cm"/>
          <chart:axis chart:dimension="x" chart:name="primary-x" chart:style-name="ch5">
            <chart:title svg:x="7.798cm" svg:y="13.283cm" chart:style-name="ch6">
              <text:p>Generation Number</text:p>
            </chart:title>
          </chart:axis>
          <chart:axis chart:dimension="y" chart:name="primary-y" chart:style-name="ch5">
            <chart:title svg:x="0.451cm" svg:y="9.27cm" chart:style-name="ch7">
              <text:p>Average Fitness (payoff)</text:p>
            </chart:title>
            <chart:grid chart:style-name="ch8" chart:class="major"/>
          </chart:axis>
          <chart:series chart:style-name="ch9" chart:values-cell-range-address="1000diversityelite_2.A2:1000diversityelite_2.A51" chart:label-cell-address="1000diversityelite_2.A1:1000diversityelite_2.A1" chart:class="chart:line">
            <chart:data-point chart:repeated="50"/>
          </chart:series>
          <chart:series chart:style-name="ch10" chart:values-cell-range-address="1000diversityelite_2.C2:1000diversityelite_2.C51" chart:label-cell-address="1000diversityelite_2.C1:1000diversityelite_2.C1" chart:class="chart:line">
            <chart:data-point chart:repeated="50"/>
          </chart:series>
          <chart:series chart:style-name="ch11" chart:values-cell-range-address="1000diversityelite_2.E2:1000diversityelite_2.E51" chart:label-cell-address="1000diversityelite_2.E1:1000diversityelite_2.E1" chart:class="chart:line">
            <chart:data-point chart:repeated="50"/>
          </chart:series>
          <chart:series chart:style-name="ch12" chart:values-cell-range-address="1000diversityelite_2.G2:1000diversityelite_2.G51" chart:label-cell-address="1000diversityelite_2.G1:1000diversityelite_2.G1" chart:class="chart:line">
            <chart:data-point chart:repeated="50"/>
          </chart:series>
          <chart:series chart:style-name="ch13" chart:values-cell-range-address="1000diversityelite_2.I2:1000diversityelite_2.I51" chart:label-cell-address="1000diversityelite_2.I1:1000diversityelite_2.I1" chart:class="chart:line">
            <chart:data-point chart:repeated="50"/>
          </chart:series>
          <chart:series chart:style-name="ch14" chart:values-cell-range-address="1000diversityelite_2.K2:1000diversityelite_2.K51" chart:label-cell-address="1000diversityelite_2.K1:1000diversityelite_2.K1" chart:class="chart:line">
            <chart:data-point chart:repeated="50"/>
          </chart:series>
          <chart:series chart:style-name="ch15" chart:values-cell-range-address="1000diversityelite_2.M2:1000diversityelite_2.M51" chart:label-cell-address="1000diversityelite_2.M1:1000diversityelite_2.M1" chart:class="chart:line">
            <chart:data-point chart:repeated="50"/>
          </chart:series>
          <chart:series chart:style-name="ch16" chart:values-cell-range-address="1000diversityelite_2.O2:1000diversityelite_2.O51" chart:label-cell-address="1000diversityelite_2.O1:1000diversityelite_2.O1" chart:class="chart:line">
            <chart:data-point chart:repeated="50"/>
          </chart:series>
          <chart:series chart:style-name="ch17" chart:values-cell-range-address="1000diversityelite_2.Q2:1000diversityelite_2.Q51" chart:label-cell-address="1000diversityelite_2.Q1:1000diversityelite_2.Q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
(Crossover: 0.1)</text:p>
                <draw:g>
                  <svg:desc>1000diversityelite_2.A1:1000diversityelite_2.A1</svg:desc>
                </draw:g>
              </table:table-cell>
              <table:table-cell office:value-type="string">
                <text:p>Average Fitness
(Crossover: 0.2)</text:p>
                <draw:g>
                  <svg:desc>1000diversityelite_2.C1:1000diversityelite_2.C1</svg:desc>
                </draw:g>
              </table:table-cell>
              <table:table-cell office:value-type="string">
                <text:p>Average Fitness 
(Crossover: 0.3)</text:p>
                <draw:g>
                  <svg:desc>1000diversityelite_2.E1:1000diversityelite_2.E1</svg:desc>
                </draw:g>
              </table:table-cell>
              <table:table-cell office:value-type="string">
                <text:p>Average Fitness
 (Crossover: 0.4)</text:p>
                <draw:g>
                  <svg:desc>1000diversityelite_2.G1:1000diversityelite_2.G1</svg:desc>
                </draw:g>
              </table:table-cell>
              <table:table-cell office:value-type="string">
                <text:p>Average Fitness
 (Crossover: 0.5)</text:p>
                <draw:g>
                  <svg:desc>1000diversityelite_2.I1:1000diversityelite_2.I1</svg:desc>
                </draw:g>
              </table:table-cell>
              <table:table-cell office:value-type="string">
                <text:p>Average Fitness 
(Crossover: 0.6)</text:p>
                <draw:g>
                  <svg:desc>1000diversityelite_2.K1:1000diversityelite_2.K1</svg:desc>
                </draw:g>
              </table:table-cell>
              <table:table-cell office:value-type="string">
                <text:p>Average Fitness
(Crossover: 0.7)</text:p>
                <draw:g>
                  <svg:desc>1000diversityelite_2.M1:1000diversityelite_2.M1</svg:desc>
                </draw:g>
              </table:table-cell>
              <table:table-cell office:value-type="string">
                <text:p>Average Fitness 
(Crossover: 0.8)</text:p>
                <draw:g>
                  <svg:desc>1000diversityelite_2.O1:1000diversityelite_2.O1</svg:desc>
                </draw:g>
              </table:table-cell>
              <table:table-cell office:value-type="string">
                <text:p>Average Fitness
(Crossover: 0.9)</text:p>
                <draw:g>
                  <svg:desc>1000diversityelite_2.Q1:1000diversityelite_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7">
                <text:p>6.77</text:p>
                <draw:g>
                  <svg:desc>1000diversityelite_2.A2:1000diversityelite_2.A51</svg:desc>
                </draw:g>
              </table:table-cell>
              <table:table-cell office:value-type="float" office:value="6.75">
                <text:p>6.75</text:p>
                <draw:g>
                  <svg:desc>1000diversityelite_2.C2:1000diversityelite_2.C51</svg:desc>
                </draw:g>
              </table:table-cell>
              <table:table-cell office:value-type="float" office:value="6.75">
                <text:p>6.75</text:p>
                <draw:g>
                  <svg:desc>1000diversityelite_2.E2:1000diversityelite_2.E51</svg:desc>
                </draw:g>
              </table:table-cell>
              <table:table-cell office:value-type="float" office:value="6.78">
                <text:p>6.78</text:p>
                <draw:g>
                  <svg:desc>1000diversityelite_2.G2:1000diversityelite_2.G51</svg:desc>
                </draw:g>
              </table:table-cell>
              <table:table-cell office:value-type="float" office:value="6.77">
                <text:p>6.77</text:p>
                <draw:g>
                  <svg:desc>1000diversityelite_2.I2:1000diversityelite_2.I51</svg:desc>
                </draw:g>
              </table:table-cell>
              <table:table-cell office:value-type="float" office:value="6.74">
                <text:p>6.74</text:p>
                <draw:g>
                  <svg:desc>1000diversityelite_2.K2:1000diversityelite_2.K51</svg:desc>
                </draw:g>
              </table:table-cell>
              <table:table-cell office:value-type="float" office:value="6.76">
                <text:p>6.76</text:p>
                <draw:g>
                  <svg:desc>1000diversityelite_2.M2:1000diversityelite_2.M51</svg:desc>
                </draw:g>
              </table:table-cell>
              <table:table-cell office:value-type="float" office:value="6.74">
                <text:p>6.74</text:p>
                <draw:g>
                  <svg:desc>1000diversityelite_2.O2:1000diversityelite_2.O51</svg:desc>
                </draw:g>
              </table:table-cell>
              <table:table-cell office:value-type="float" office:value="6.78">
                <text:p>6.78</text:p>
                <draw:g>
                  <svg:desc>1000diversityelite_2.Q2:1000diversityelite_2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  <table:table-cell office:value-type="float" office:value="7.23">
                <text:p>7.23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  <table:table-cell office:value-type="float" office:value="7.23">
                <text:p>7.23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737cm" svg:height="14.011cm" xlink:href=".." xlink:type="simple" chart:class="chart:line" chart:style-name="ch1">
        <chart:title svg:x="4.501cm" svg:y="0.415cm" chart:style-name="ch2">
          <text:p>Normalized Diversity over Generations with Variable Crossover
(Population: 1000, Memory: 3)</text:p>
        </chart:title>
        <chart:legend chart:legend-position="end" svg:x="17.932cm" svg:y="2.927cm" style:legend-expansion="high" chart:style-name="ch3"/>
        <chart:plot-area chart:style-name="ch4" table:cell-range-address="1000diversityelite_2.B1:1000diversityelite_2.B51 1000diversityelite_2.D1:1000diversityelite_2.D51 1000diversityelite_2.F1:1000diversityelite_2.F51 1000diversityelite_2.H1:1000diversityelite_2.H51 1000diversityelite_2.J1:1000diversityelite_2.J51 1000diversityelite_2.L1:1000diversityelite_2.L51 1000diversityelite_2.N1:1000diversityelite_2.N51 1000diversityelite_2.P1:1000diversityelite_2.P51 1000diversityelite_2.R1:1000diversityelite_2.R51" chart:data-source-has-labels="row" svg:x="1.445cm" svg:y="1.978cm" svg:width="16.053cm" svg:height="10.772cm">
          <chart:coordinate-region svg:x="2.172cm" svg:y="2.178cm" svg:width="15.326cm" svg:height="9.78cm"/>
          <chart:axis chart:dimension="x" chart:name="primary-x" chart:style-name="ch5">
            <chart:title svg:x="8.025cm" svg:y="13.03cm" chart:style-name="ch6">
              <text:p>Generation Number</text:p>
            </chart:title>
          </chart:axis>
          <chart:axis chart:dimension="y" chart:name="primary-y" chart:style-name="ch5">
            <chart:title svg:x="0.451cm" svg:y="8.876cm" chart:style-name="ch7">
              <text:p>Normalized Diversity</text:p>
            </chart:title>
            <chart:grid chart:style-name="ch8" chart:class="major"/>
          </chart:axis>
          <chart:series chart:style-name="ch9" chart:values-cell-range-address="1000diversityelite_2.B2:1000diversityelite_2.B51" chart:label-cell-address="1000diversityelite_2.B1:1000diversityelite_2.B1" chart:class="chart:line">
            <chart:data-point chart:repeated="50"/>
          </chart:series>
          <chart:series chart:style-name="ch10" chart:values-cell-range-address="1000diversityelite_2.D2:1000diversityelite_2.D51" chart:label-cell-address="1000diversityelite_2.D1:1000diversityelite_2.D1" chart:class="chart:line">
            <chart:data-point chart:repeated="50"/>
          </chart:series>
          <chart:series chart:style-name="ch11" chart:values-cell-range-address="1000diversityelite_2.F2:1000diversityelite_2.F51" chart:label-cell-address="1000diversityelite_2.F1:1000diversityelite_2.F1" chart:class="chart:line">
            <chart:data-point chart:repeated="50"/>
          </chart:series>
          <chart:series chart:style-name="ch12" chart:values-cell-range-address="1000diversityelite_2.H2:1000diversityelite_2.H51" chart:label-cell-address="1000diversityelite_2.H1:1000diversityelite_2.H1" chart:class="chart:line">
            <chart:data-point chart:repeated="50"/>
          </chart:series>
          <chart:series chart:style-name="ch13" chart:values-cell-range-address="1000diversityelite_2.J2:1000diversityelite_2.J51" chart:label-cell-address="1000diversityelite_2.J1:1000diversityelite_2.J1" chart:class="chart:line">
            <chart:data-point chart:repeated="50"/>
          </chart:series>
          <chart:series chart:style-name="ch14" chart:values-cell-range-address="1000diversityelite_2.L2:1000diversityelite_2.L51" chart:label-cell-address="1000diversityelite_2.L1:1000diversityelite_2.L1" chart:class="chart:line">
            <chart:data-point chart:repeated="50"/>
          </chart:series>
          <chart:series chart:style-name="ch15" chart:values-cell-range-address="1000diversityelite_2.N2:1000diversityelite_2.N51" chart:label-cell-address="1000diversityelite_2.N1:1000diversityelite_2.N1" chart:class="chart:line">
            <chart:data-point chart:repeated="50"/>
          </chart:series>
          <chart:series chart:style-name="ch16" chart:values-cell-range-address="1000diversityelite_2.P2:1000diversityelite_2.P51" chart:label-cell-address="1000diversityelite_2.P1:1000diversityelite_2.P1" chart:class="chart:line">
            <chart:data-point chart:repeated="50"/>
          </chart:series>
          <chart:series chart:style-name="ch17" chart:values-cell-range-address="1000diversityelite_2.R2:1000diversityelite_2.R51" chart:label-cell-address="1000diversityelite_2.R1:1000diversityelite_2.R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Crossover: 0.1)</text:p>
                <draw:g>
                  <svg:desc>1000diversityelite_2.B1:1000diversityelite_2.B1</svg:desc>
                </draw:g>
              </table:table-cell>
              <table:table-cell office:value-type="string">
                <text:p>Diversity
(Crossover: 0.2)</text:p>
                <draw:g>
                  <svg:desc>1000diversityelite_2.D1:1000diversityelite_2.D1</svg:desc>
                </draw:g>
              </table:table-cell>
              <table:table-cell office:value-type="string">
                <text:p>Diversity 
(Crossover: 0.3)</text:p>
                <draw:g>
                  <svg:desc>1000diversityelite_2.F1:1000diversityelite_2.F1</svg:desc>
                </draw:g>
              </table:table-cell>
              <table:table-cell office:value-type="string">
                <text:p>Diversity 
(Crossover: 0.4)</text:p>
                <draw:g>
                  <svg:desc>1000diversityelite_2.H1:1000diversityelite_2.H1</svg:desc>
                </draw:g>
              </table:table-cell>
              <table:table-cell office:value-type="string">
                <text:p>Diversity 
(Crossover: 0.5)</text:p>
                <draw:g>
                  <svg:desc>1000diversityelite_2.J1:1000diversityelite_2.J1</svg:desc>
                </draw:g>
              </table:table-cell>
              <table:table-cell office:value-type="string">
                <text:p>Diversity 
(Crossover: 0.6)</text:p>
                <draw:g>
                  <svg:desc>1000diversityelite_2.L1:1000diversityelite_2.L1</svg:desc>
                </draw:g>
              </table:table-cell>
              <table:table-cell office:value-type="string">
                <text:p>Diversity 
(Crossover: 0.7)</text:p>
                <draw:g>
                  <svg:desc>1000diversityelite_2.N1:1000diversityelite_2.N1</svg:desc>
                </draw:g>
              </table:table-cell>
              <table:table-cell office:value-type="string">
                <text:p>Diversity 
(Crossover: 0.8)</text:p>
                <draw:g>
                  <svg:desc>1000diversityelite_2.P1:1000diversityelite_2.P1</svg:desc>
                </draw:g>
              </table:table-cell>
              <table:table-cell office:value-type="string">
                <text:p>Diversity 
(Crossover: 0.9)</text:p>
                <draw:g>
                  <svg:desc>1000diversityelite_2.R1:1000diversityelite_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1000diversityelite_2.B2:1000diversityelite_2.B51</svg:desc>
                </draw:g>
              </table:table-cell>
              <table:table-cell office:value-type="float" office:value="0.99">
                <text:p>0.99</text:p>
                <draw:g>
                  <svg:desc>1000diversityelite_2.D2:1000diversityelite_2.D51</svg:desc>
                </draw:g>
              </table:table-cell>
              <table:table-cell office:value-type="float" office:value="0.98">
                <text:p>0.98</text:p>
                <draw:g>
                  <svg:desc>1000diversityelite_2.F2:1000diversityelite_2.F51</svg:desc>
                </draw:g>
              </table:table-cell>
              <table:table-cell office:value-type="float" office:value="0.98">
                <text:p>0.98</text:p>
                <draw:g>
                  <svg:desc>1000diversityelite_2.H2:1000diversityelite_2.H51</svg:desc>
                </draw:g>
              </table:table-cell>
              <table:table-cell office:value-type="float" office:value="0.98">
                <text:p>0.98</text:p>
                <draw:g>
                  <svg:desc>1000diversityelite_2.J2:1000diversityelite_2.J51</svg:desc>
                </draw:g>
              </table:table-cell>
              <table:table-cell office:value-type="float" office:value="0.98">
                <text:p>0.98</text:p>
                <draw:g>
                  <svg:desc>1000diversityelite_2.L2:1000diversityelite_2.L51</svg:desc>
                </draw:g>
              </table:table-cell>
              <table:table-cell office:value-type="float" office:value="0.99">
                <text:p>0.99</text:p>
                <draw:g>
                  <svg:desc>1000diversityelite_2.N2:1000diversityelite_2.N51</svg:desc>
                </draw:g>
              </table:table-cell>
              <table:table-cell office:value-type="float" office:value="0.98">
                <text:p>0.98</text:p>
                <draw:g>
                  <svg:desc>1000diversityelite_2.P2:1000diversityelite_2.P51</svg:desc>
                </draw:g>
              </table:table-cell>
              <table:table-cell office:value-type="float" office:value="0.98">
                <text:p>0.98</text:p>
                <draw:g>
                  <svg:desc>1000diversityelite_2.R2:1000diversityelite_2.R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39cm" svg:y="0.316cm" chart:style-name="ch2">
          <text:p>Average Fitness for Memory 2 against Always Defect</text:p>
        </chart:title>
        <chart:legend chart:legend-position="end" svg:x="12.787cm" svg:y="4.203cm" style:legend-expansion="high" chart:style-name="ch3"/>
        <chart:plot-area chart:style-name="ch4" table:cell-range-address="alwaysDefect2.A1:alwaysDefect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Defect2.A2:alwaysDefect2.A51" chart:label-cell-address="alwaysDefect2.A1:alwaysDefect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alwaysDefect2.A1:alwaysDefec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">
                <text:p>0.55</text:p>
                <draw:g>
                  <svg:desc>alwaysDefect2.A2:alwaysDefect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162cm" svg:y="0.312cm" chart:style-name="ch2">
          <text:p>Normalized Diversity for Memory 2 against Always Defect</text:p>
        </chart:title>
        <chart:legend chart:legend-position="end" svg:x="13.281cm" svg:y="4.11cm" style:legend-expansion="high" chart:style-name="ch3"/>
        <chart:plot-area chart:style-name="ch4" table:cell-range-address="alwaysDefect2.B1:alwaysDefect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alwaysDefect2.B2:alwaysDefect2.B51" chart:label-cell-address="alwaysDefect2.B1:alwaysDefect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alwaysDefect2.B1:alwaysDefec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">
                <text:p>0.69</text:p>
                <draw:g>
                  <svg:desc>alwaysDefect2.B2:alwaysDefect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3.102cm" svg:y="0.316cm" chart:style-name="ch2">
          <text:p>Average Fitness for Memory 2 against Tit for Tat</text:p>
        </chart:title>
        <chart:legend chart:legend-position="end" svg:x="12.787cm" svg:y="4.203cm" style:legend-expansion="high" chart:style-name="ch3"/>
        <chart:plot-area chart:style-name="ch4" table:cell-range-address="titForTat2.A1:titForTat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2.A2:titForTat2.A51" chart:label-cell-address="titForTat2.A1:titForTat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titForTat2.A1:titForTa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">
                <text:p>2.18</text:p>
                <draw:g>
                  <svg:desc>titForTat2.A2:titForTat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625cm" svg:y="0.312cm" chart:style-name="ch2">
          <text:p>Normalized Diversity for Memory 2 against Tit for Tat</text:p>
        </chart:title>
        <chart:legend chart:legend-position="end" svg:x="13.281cm" svg:y="4.11cm" style:legend-expansion="high" chart:style-name="ch3"/>
        <chart:plot-area chart:style-name="ch4" table:cell-range-address="titForTat2.B1:titForTat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titForTat2.B2:titForTat2.B51" chart:label-cell-address="titForTat2.B1:titForTat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titForTat2.B1:titForTa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">
                <text:p>0.66</text:p>
                <draw:g>
                  <svg:desc>titForTat2.B2:titForTat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3.168cm" svg:y="0.316cm" chart:style-name="ch2">
          <text:p>Average Fitness for Memory 2 against All Three</text:p>
        </chart:title>
        <chart:legend chart:legend-position="end" svg:x="12.787cm" svg:y="4.203cm" style:legend-expansion="high" chart:style-name="ch3"/>
        <chart:plot-area chart:style-name="ch4" table:cell-range-address="titForTat2_2.A1:titForTat2_2.A51" chart:data-source-has-labels="row" svg:x="1.331cm" svg:y="1.275cm" svg:width="11.136cm" svg:height="6.569cm">
          <chart:coordinate-region svg:x="1.767cm" svg:y="1.474cm" svg:width="10.7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2_2.A2:titForTat2_2.A51" chart:label-cell-address="titForTat2_2.A1:titForTat2_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titForTat2_2.A1:titForTat2_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">
                <text:p>6.8</text:p>
                <draw:g>
                  <svg:desc>titForTat2_2.A2:titForTat2_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6">
                <text:p>7.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678cm" svg:y="0.312cm" chart:style-name="ch2">
          <text:p>Normalized Diversity for Memory 2 against All Three</text:p>
        </chart:title>
        <chart:legend chart:legend-position="end" svg:x="13.281cm" svg:y="4.11cm" style:legend-expansion="high" chart:style-name="ch3"/>
        <chart:plot-area chart:style-name="ch4" table:cell-range-address="titForTat2_2.B1:titForTat2_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titForTat2_2.B2:titForTat2_2.B51" chart:label-cell-address="titForTat2_2.B1:titForTat2_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titForTat2_2.B1:titForTat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titForTat2_2.B2:titForTat2_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973cm" svg:height="12.36cm" xlink:href=".." xlink:type="simple" chart:class="chart:line" chart:style-name="ch1">
        <chart:title svg:x="4.645cm" svg:y="0.382cm" chart:style-name="ch2">
          <text:p>Normalized Diversity over Generations for Range of Memories 
(Population: 100, Rounds: 50)</text:p>
        </chart:title>
        <chart:legend chart:legend-position="end" svg:x="18.909cm" svg:y="3.64cm" style:legend-expansion="high" chart:style-name="ch3"/>
        <chart:plot-area chart:style-name="ch4" table:cell-range-address="combined_diversity.A1:combined_diversity.J51" chart:data-source-has-labels="row" svg:x="1.45cm" svg:y="1.912cm" svg:width="17.02cm" svg:height="9.22cm">
          <chart:coordinate-region svg:x="2.177cm" svg:y="2.111cm" svg:width="16.293cm" svg:height="8.229cm"/>
          <chart:axis chart:dimension="x" chart:name="primary-x" chart:style-name="ch5">
            <chart:title svg:x="8.514cm" svg:y="11.379cm" chart:style-name="ch6">
              <text:p>Generation Number</text:p>
            </chart:title>
          </chart:axis>
          <chart:axis chart:dimension="y" chart:name="primary-y" chart:style-name="ch7">
            <chart:title svg:x="0.451cm" svg:y="8.034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combined_diversity.A2:combined_diversity.A51" chart:label-cell-address="combined_diversity.A1:combined_diversity.A1" chart:class="chart:line">
            <chart:data-point chart:repeated="50"/>
          </chart:series>
          <chart:series chart:style-name="ch11" chart:values-cell-range-address="combined_diversity.B2:combined_diversity.B51" chart:label-cell-address="combined_diversity.B1:combined_diversity.B1" chart:class="chart:line">
            <chart:data-point chart:repeated="50"/>
          </chart:series>
          <chart:series chart:style-name="ch12" chart:values-cell-range-address="combined_diversity.C2:combined_diversity.C51" chart:label-cell-address="combined_diversity.C1:combined_diversity.C1" chart:class="chart:line">
            <chart:data-point chart:repeated="50"/>
          </chart:series>
          <chart:series chart:style-name="ch13" chart:values-cell-range-address="combined_diversity.D2:combined_diversity.D51" chart:label-cell-address="combined_diversity.D1:combined_diversity.D1" chart:class="chart:line">
            <chart:data-point chart:repeated="50"/>
          </chart:series>
          <chart:series chart:style-name="ch14" chart:values-cell-range-address="combined_diversity.E2:combined_diversity.E51" chart:label-cell-address="combined_diversity.E1:combined_diversity.E1" chart:class="chart:line">
            <chart:data-point chart:repeated="50"/>
          </chart:series>
          <chart:series chart:style-name="ch15" chart:values-cell-range-address="combined_diversity.F2:combined_diversity.F51" chart:label-cell-address="combined_diversity.F1:combined_diversity.F1" chart:class="chart:line">
            <chart:data-point chart:repeated="50"/>
          </chart:series>
          <chart:series chart:style-name="ch16" chart:values-cell-range-address="combined_diversity.G2:combined_diversity.G51" chart:label-cell-address="combined_diversity.G1:combined_diversity.G1" chart:class="chart:line">
            <chart:data-point chart:repeated="50"/>
          </chart:series>
          <chart:series chart:style-name="ch17" chart:values-cell-range-address="combined_diversity.H2:combined_diversity.H51" chart:label-cell-address="combined_diversity.H1:combined_diversity.H1" chart:class="chart:line">
            <chart:data-point chart:repeated="50"/>
          </chart:series>
          <chart:series chart:style-name="ch18" chart:values-cell-range-address="combined_diversity.I2:combined_diversity.I51" chart:label-cell-address="combined_diversity.I1:combined_diversity.I1" chart:class="chart:line">
            <chart:data-point chart:repeated="50"/>
          </chart:series>
          <chart:series chart:style-name="ch19" chart:values-cell-range-address="combined_diversity.J2:combined_diversity.J51" chart:label-cell-address="combined_diversity.J1:combined_diversity.J1" chart:class="chart:line">
            <chart:data-point chart:repeated="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1</text:p>
                <draw:g>
                  <svg:desc>combined_diversity.A1:combined_diversity.A1</svg:desc>
                </draw:g>
              </table:table-cell>
              <table:table-cell office:value-type="string">
                <text:p>Memory 2</text:p>
                <draw:g>
                  <svg:desc>combined_diversity.B1:combined_diversity.B1</svg:desc>
                </draw:g>
              </table:table-cell>
              <table:table-cell office:value-type="string">
                <text:p>Memory 3</text:p>
                <draw:g>
                  <svg:desc>combined_diversity.C1:combined_diversity.C1</svg:desc>
                </draw:g>
              </table:table-cell>
              <table:table-cell office:value-type="string">
                <text:p>Memory 4</text:p>
                <draw:g>
                  <svg:desc>combined_diversity.D1:combined_diversity.D1</svg:desc>
                </draw:g>
              </table:table-cell>
              <table:table-cell office:value-type="string">
                <text:p>Memory 5</text:p>
                <draw:g>
                  <svg:desc>combined_diversity.E1:combined_diversity.E1</svg:desc>
                </draw:g>
              </table:table-cell>
              <table:table-cell office:value-type="string">
                <text:p>Memory 6</text:p>
                <draw:g>
                  <svg:desc>combined_diversity.F1:combined_diversity.F1</svg:desc>
                </draw:g>
              </table:table-cell>
              <table:table-cell office:value-type="string">
                <text:p>Memory 7</text:p>
                <draw:g>
                  <svg:desc>combined_diversity.G1:combined_diversity.G1</svg:desc>
                </draw:g>
              </table:table-cell>
              <table:table-cell office:value-type="string">
                <text:p>Memory 8</text:p>
                <draw:g>
                  <svg:desc>combined_diversity.H1:combined_diversity.H1</svg:desc>
                </draw:g>
              </table:table-cell>
              <table:table-cell office:value-type="string">
                <text:p>Memory 9</text:p>
                <draw:g>
                  <svg:desc>combined_diversity.I1:combined_diversity.I1</svg:desc>
                </draw:g>
              </table:table-cell>
              <table:table-cell office:value-type="string">
                <text:p>Memory 10</text:p>
                <draw:g>
                  <svg:desc>combined_diversity.J1:combined_diversit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combined_diversity.A2:combined_diversity.A51</svg:desc>
                </draw:g>
              </table:table-cell>
              <table:table-cell office:value-type="float" office:value="0.62">
                <text:p>0.62</text:p>
                <draw:g>
                  <svg:desc>combined_diversity.B2:combined_diversity.B51</svg:desc>
                </draw:g>
              </table:table-cell>
              <table:table-cell office:value-type="float" office:value="1">
                <text:p>1</text:p>
                <draw:g>
                  <svg:desc>combined_diversity.C2:combined_diversity.C51</svg:desc>
                </draw:g>
              </table:table-cell>
              <table:table-cell office:value-type="float" office:value="1">
                <text:p>1</text:p>
                <draw:g>
                  <svg:desc>combined_diversity.D2:combined_diversity.D51</svg:desc>
                </draw:g>
              </table:table-cell>
              <table:table-cell office:value-type="float" office:value="1">
                <text:p>1</text:p>
                <draw:g>
                  <svg:desc>combined_diversity.E2:combined_diversity.E51</svg:desc>
                </draw:g>
              </table:table-cell>
              <table:table-cell office:value-type="float" office:value="1">
                <text:p>1</text:p>
                <draw:g>
                  <svg:desc>combined_diversity.F2:combined_diversity.F51</svg:desc>
                </draw:g>
              </table:table-cell>
              <table:table-cell office:value-type="float" office:value="1">
                <text:p>1</text:p>
                <draw:g>
                  <svg:desc>combined_diversity.G2:combined_diversity.G51</svg:desc>
                </draw:g>
              </table:table-cell>
              <table:table-cell office:value-type="float" office:value="1">
                <text:p>1</text:p>
                <draw:g>
                  <svg:desc>combined_diversity.H2:combined_diversity.H51</svg:desc>
                </draw:g>
              </table:table-cell>
              <table:table-cell office:value-type="float" office:value="1">
                <text:p>1</text:p>
                <draw:g>
                  <svg:desc>combined_diversity.I2:combined_diversity.I51</svg:desc>
                </draw:g>
              </table:table-cell>
              <table:table-cell office:value-type="float" office:value="1">
                <text:p>1</text:p>
                <draw:g>
                  <svg:desc>combined_diversity.J2:combined_diversity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3">
                <text:p>0.23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76">
                <text:p>0.76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81">
                <text:p>0.8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7">
                <text:p>0.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0.77">
                <text:p>0.7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79">
                <text:p>0.7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67">
                <text:p>0.67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77">
                <text:p>0.7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83">
                <text:p>0.8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8">
                <text:p>0.7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79">
                <text:p>0.79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84">
                <text:p>0.84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0.71">
                <text:p>0.71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8">
                <text:p>0.78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4">
                <text:p>0.74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.77">
                <text:p>0.7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0.86">
                <text:p>0.86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85">
                <text:p>0.8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73">
                <text:p>0.73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1">
                <text:p>0.8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7">
                <text:p>0.87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